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7126in"/>
    </style:style>
    <style:style style:name="co22" style:family="table-column">
      <style:table-column-properties fo:break-before="auto" style:column-width="2.8283in"/>
    </style:style>
    <style:style style:name="co23" style:family="table-column">
      <style:table-column-properties fo:break-before="auto" style:column-width="1.0854in"/>
    </style:style>
    <style:style style:name="co24" style:family="table-column">
      <style:table-column-properties fo:break-before="auto" style:column-width="2.1146in"/>
    </style:style>
    <style:style style:name="co25" style:family="table-column">
      <style:table-column-properties fo:break-before="auto" style:column-width="1.2283in"/>
    </style:style>
    <style:style style:name="co26" style:family="table-column">
      <style:table-column-properties fo:break-before="auto" style:column-width="1.8752in"/>
    </style:style>
    <style:style style:name="co27" style:family="table-column">
      <style:table-column-properties fo:break-before="auto" style:column-width="1.7902in"/>
    </style:style>
    <style:style style:name="co29" style:family="table-column">
      <style:table-column-properties fo:break-before="auto" style:column-width="2.5154in"/>
    </style:style>
    <style:style style:name="co30" style:family="table-column">
      <style:table-column-properties fo:break-before="auto" style:column-width="2.5425in"/>
    </style:style>
    <style:style style:name="co31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0.9744in"/>
    </style:style>
    <style:style style:name="co34" style:family="table-column">
      <style:table-column-properties fo:break-before="auto" style:column-width="1.0429in"/>
    </style:style>
    <style:style style:name="co35" style:family="table-column">
      <style:table-column-properties fo:break-before="auto" style:column-width="0.911in"/>
    </style:style>
    <style:style style:name="co36" style:family="table-column">
      <style:table-column-properties fo:break-before="auto" style:column-width="1.4299in"/>
    </style:style>
    <style:style style:name="co45" style:family="table-column">
      <style:table-column-properties fo:break-before="auto" style:column-width="1.2398in"/>
    </style:style>
    <style:style style:name="co46" style:family="table-column">
      <style:table-column-properties fo:break-before="auto" style:column-width="1.4516in"/>
    </style:style>
    <style:style style:name="co47" style:family="table-column">
      <style:table-column-properties fo:break-before="auto" style:column-width="2.0236in"/>
    </style:style>
    <style:style style:name="co48" style:family="table-column">
      <style:table-column-properties fo:break-before="auto" style:column-width="2.0339in"/>
    </style:style>
    <style:style style:name="co49" style:family="table-column">
      <style:table-column-properties fo:break-before="auto" style:column-width="2.1291in"/>
    </style:style>
    <style:style style:name="co50" style:family="table-column">
      <style:table-column-properties fo:break-before="auto" style:column-width="2.0764in"/>
    </style:style>
    <style:style style:name="co51" style:family="table-column">
      <style:table-column-properties fo:break-before="auto" style:column-width="0.7563in"/>
    </style:style>
    <style:style style:name="co52" style:family="table-column">
      <style:table-column-properties fo:break-before="auto" style:column-width="1.2709in"/>
    </style:style>
    <style:style style:name="co53" style:family="table-column">
      <style:table-column-properties fo:break-before="auto" style:column-width="0.8264in"/>
    </style:style>
    <style:style style:name="co54" style:family="table-column">
      <style:table-column-properties fo:break-before="auto" style:column-width="1.3453in"/>
    </style:style>
    <style:style style:name="co55" style:family="table-column">
      <style:table-column-properties fo:break-before="auto" style:column-width="1.8646in"/>
    </style:style>
    <style:style style:name="co56" style:family="table-column">
      <style:table-column-properties fo:break-before="auto" style:column-width="2.1083in"/>
    </style:style>
    <style:style style:name="co57" style:family="table-column">
      <style:table-column-properties fo:break-before="auto" style:column-width="1.9709in"/>
    </style:style>
    <style:style style:name="co58" style:family="table-column">
      <style:table-column-properties fo:break-before="auto" style:column-width="1.0165in"/>
    </style:style>
    <style:style style:name="co59" style:family="table-column">
      <style:table-column-properties fo:break-before="auto" style:column-width="1.1335in"/>
    </style:style>
    <style:style style:name="co60" style:family="table-column">
      <style:table-column-properties fo:break-before="auto" style:column-width="1.9492in"/>
    </style:style>
    <style:style style:name="co61" style:family="table-column">
      <style:table-column-properties fo:break-before="auto" style:column-width="1.6209in"/>
    </style:style>
    <style:style style:name="co62" style:family="table-column">
      <style:table-column-properties fo:break-before="auto" style:column-width="1.3563in"/>
    </style:style>
    <style:style style:name="co63" style:family="table-column">
      <style:table-column-properties fo:break-before="auto" style:column-width="2.8709in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21" style:family="table-row">
      <style:table-row-properties style:row-height="0.311in" fo:break-before="auto" style:use-optimal-row-height="true"/>
    </style:style>
    <style:style style:name="ro22" style:family="table-row">
      <style:table-row-properties style:row-height="0.352in" fo:break-before="auto" style:use-optimal-row-height="false"/>
    </style:style>
    <style:style style:name="ro23" style:family="table-row">
      <style:table-row-properties style:row-height="3.3366in" fo:break-before="auto" style:use-optimal-row-height="true"/>
    </style:style>
    <style:style style:name="ro24" style:family="table-row">
      <style:table-row-properties style:row-height="1.2335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5075in" fo:break-before="auto" style:use-optimal-row-height="false"/>
    </style:style>
    <style:style style:name="ro30" style:family="table-row">
      <style:table-row-properties style:row-height="0.5591in" fo:break-before="auto" style:use-optimal-row-height="false"/>
    </style:style>
    <style:style style:name="ro31" style:family="table-row">
      <style:table-row-properties style:row-height="0.539in" fo:break-before="auto" style:use-optimal-row-height="false"/>
    </style:style>
    <style:style style:name="ro32" style:family="table-row">
      <style:table-row-properties style:row-height="0.3728in" fo:break-before="auto" style:use-optimal-row-height="false"/>
    </style:style>
    <style:style style:name="ro33" style:family="table-row">
      <style:table-row-properties style:row-height="0.2382in" fo:break-before="auto" style:use-optimal-row-height="fals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4.5291in" fo:break-before="auto" style:use-optimal-row-height="true"/>
    </style:style>
    <style:style style:name="ro37" style:family="table-row">
      <style:table-row-properties style:row-height="4.2181in" fo:break-before="auto" style:use-optimal-row-height="true"/>
    </style:style>
    <style:style style:name="ro38" style:family="table-row">
      <style:table-row-properties style:row-height="1.4193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1.1091in" fo:break-before="auto" style:use-optimal-row-height="true"/>
    </style:style>
    <style:style style:name="ro46" style:family="table-row">
      <style:table-row-properties style:row-height="4.3736in" fo:break-before="auto" style:use-optimal-row-height="true"/>
    </style:style>
    <style:style style:name="ro47" style:family="table-row">
      <style:table-row-properties style:row-height="2.3528in" fo:break-before="auto" style:use-optimal-row-height="true"/>
    </style:style>
    <style:style style:name="ro49" style:family="table-row">
      <style:table-row-properties style:row-height="1.1602in" fo:break-before="auto" style:use-optimal-row-height="false"/>
    </style:style>
    <style:style style:name="ro50" style:family="table-row">
      <style:table-row-properties style:row-height="0.6634in" fo:break-before="auto" style:use-optimal-row-height="false"/>
    </style:style>
    <style:style style:name="ro52" style:family="table-row">
      <style:table-row-properties style:row-height="0.4453in" fo:break-before="auto" style:use-optimal-row-height="false"/>
    </style:style>
    <style:style style:name="ro53" style:family="table-row">
      <style:table-row-properties style:row-height="2.3217in" fo:break-before="auto" style:use-optimal-row-height="false"/>
    </style:style>
    <style:style style:name="ro54" style:family="table-row">
      <style:table-row-properties style:row-height="1.3472in" fo:break-before="auto" style:use-optimal-row-height="false"/>
    </style:style>
    <style:style style:name="ro55" style:family="table-row">
      <style:table-row-properties style:row-height="0.4146in" fo:break-before="auto" style:use-optimal-row-height="false"/>
    </style:style>
    <style:style style:name="ro56" style:family="table-row">
      <style:table-row-properties style:row-height="1.7307in" fo:break-before="auto" style:use-optimal-row-height="true"/>
    </style:style>
    <style:style style:name="ro57" style:family="table-row">
      <style:table-row-properties style:row-height="0.6425in" fo:break-before="auto" style:use-optimal-row-height="false"/>
    </style:style>
    <style:style style:name="ro58" style:family="table-row">
      <style:table-row-properties style:row-height="0.798in" fo:break-before="auto" style:use-optimal-row-height="false"/>
    </style:style>
    <style:style style:name="ro59" style:family="table-row">
      <style:table-row-properties style:row-height="0.4972in" fo:break-before="auto" style:use-optimal-row-height="false"/>
    </style:style>
    <style:style style:name="ro60" style:family="table-row">
      <style:table-row-properties style:row-height="0.5181in" fo:break-before="auto" style:use-optimal-row-height="false"/>
    </style:style>
    <style:style style:name="ro62" style:family="table-row">
      <style:table-row-properties style:row-height="0.7874in" fo:break-before="auto" style:use-optimal-row-height="false"/>
    </style:style>
    <style:style style:name="ro63" style:family="table-row">
      <style:table-row-properties style:row-height="0.8909in" fo:break-before="auto" style:use-optimal-row-height="false"/>
    </style:style>
    <style:style style:name="ro64" style:family="table-row">
      <style:table-row-properties style:row-height="0.6319in" fo:break-before="auto" style:use-optimal-row-height="false"/>
    </style:style>
    <style:style style:name="ro65" style:family="table-row">
      <style:table-row-properties style:row-height="0.611in" fo:break-before="auto" style:use-optimal-row-height="false"/>
    </style:style>
    <style:style style:name="ro66" style:family="table-row">
      <style:table-row-properties style:row-height="0.5283in" fo:break-before="auto" style:use-optimal-row-height="false"/>
    </style:style>
    <style:style style:name="ro67" style:family="table-row">
      <style:table-row-properties style:row-height="0.6217in" fo:break-before="auto" style:use-optimal-row-height="false"/>
    </style:style>
    <style:style style:name="ro68" style:family="table-row">
      <style:table-row-properties style:row-height="0.4764in" fo:break-before="auto" style:use-optimal-row-height="false"/>
    </style:style>
    <style:style style:name="ro69" style:family="table-row">
      <style:table-row-properties style:row-height="1.2228in" fo:break-before="auto" style:use-optimal-row-height="false"/>
    </style:style>
    <style:style style:name="ro70" style:family="table-row">
      <style:table-row-properties style:row-height="1.3681in" fo:break-before="auto" style:use-optimal-row-height="false"/>
    </style:style>
    <style:style style:name="ro71" style:family="table-row">
      <style:table-row-properties style:row-height="0.5492in" fo:break-before="auto" style:use-optimal-row-height="false"/>
    </style:style>
    <style:style style:name="ro74" style:family="table-row">
      <style:table-row-properties style:row-height="1.0256in" fo:break-before="auto" style:use-optimal-row-height="false"/>
    </style:style>
    <style:style style:name="ro75" style:family="table-row">
      <style:table-row-properties style:row-height="1.078in" fo:break-before="auto" style:use-optimal-row-height="false"/>
    </style:style>
    <style:style style:name="ro76" style:family="table-row">
      <style:table-row-properties style:row-height="1.3161in" fo:break-before="auto" style:use-optimal-row-height="false"/>
    </style:style>
    <style:style style:name="ro77" style:family="table-row">
      <style:table-row-properties style:row-height="0.9118in" fo:break-before="auto" style:use-optimal-row-height="false"/>
    </style:style>
    <style:style style:name="ro78" style:family="table-row">
      <style:table-row-properties style:row-height="0.9535in" fo:break-before="auto" style:use-optimal-row-height="false"/>
    </style:style>
    <style:style style:name="ro79" style:family="table-row">
      <style:table-row-properties style:row-height="0.7354in" fo:break-before="auto" style:use-optimal-row-height="false"/>
    </style:style>
    <style:style style:name="ro80" style:family="table-row">
      <style:table-row-properties style:row-height="1.202in" fo:break-before="auto" style:use-optimal-row-height="false"/>
    </style:style>
    <style:style style:name="ro81" style:family="table-row">
      <style:table-row-properties style:row-height="1.1811in" fo:break-before="auto" style:use-optimal-row-height="false"/>
    </style:style>
    <style:style style:name="ro82" style:family="table-row">
      <style:table-row-properties style:row-height="1.0571in" fo:break-before="auto" style:use-optimal-row-height="false"/>
    </style:style>
    <style:style style:name="ro83" style:family="table-row">
      <style:table-row-properties style:row-height="1.2744in" fo:break-before="auto" style:use-optimal-row-height="false"/>
    </style:style>
    <style:style style:name="ro84" style:family="table-row">
      <style:table-row-properties style:row-height="0.6528in" fo:break-before="auto" style:use-optimal-row-height="false"/>
    </style:style>
    <style:style style:name="ro85" style:family="table-row">
      <style:table-row-properties style:row-height="0.8189in" fo:break-before="auto" style:use-optimal-row-height="false"/>
    </style:style>
    <style:style style:name="ro86" style:family="table-row">
      <style:table-row-properties style:row-height="1.2437in" fo:break-before="auto" style:use-optimal-row-height="false"/>
    </style:style>
    <style:style style:name="ro87" style:family="table-row">
      <style:table-row-properties style:row-height="0.9327in" fo:break-before="auto" style:use-optimal-row-height="false"/>
    </style:style>
    <style:style style:name="ro88" style:family="table-row">
      <style:table-row-properties style:row-height="2.8189in" fo:break-before="auto" style:use-optimal-row-height="true"/>
    </style:style>
    <style:style style:name="ro89" style:family="table-row">
      <style:table-row-properties style:row-height="1.0984in" fo:break-before="auto" style:use-optimal-row-height="false"/>
    </style:style>
    <style:style style:name="ro90" style:family="table-row">
      <style:table-row-properties style:row-height="1.0673in" fo:break-before="auto" style:use-optimal-row-height="false"/>
    </style:style>
    <style:style style:name="ro91" style:family="table-row">
      <style:table-row-properties style:row-height="0.4866in" fo:break-before="auto" style:use-optimal-row-height="false"/>
    </style:style>
    <style:style style:name="ro92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font-name="Arial1" fo:font-size="10pt" fo:font-weight="normal" style:font-name-asian="ＭＳ Ｐゴシック" style:font-weight-asian="normal" style:font-name-complex="Arial1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4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vertical-align="top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ext-properties style:font-name="Arial3" fo:font-size="10pt" fo:font-weight="normal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45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5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5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86" style:family="table-cell" style:parent-style-name="Default">
      <style:text-properties style:font-name="Arial3" fo:font-size="10pt" fo:font-weight="bold" style:font-name-asian="Arial" style:font-size-asian="10pt"/>
    </style:style>
    <style:style style:name="ce187" style:family="table-cell" style:parent-style-name="Default">
      <style:text-properties fo:font-weight="bold"/>
    </style:style>
    <style:style style:name="ce188" style:family="table-cell" style:parent-style-name="Default">
      <style:table-cell-properties style:vertical-align="top"/>
      <style:text-properties style:font-name="Arial3" fo:font-size="10pt" fo:font-weight="bold"/>
    </style:style>
    <style:style style:name="ce18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90" style:family="table-cell" style:parent-style-name="Default">
      <style:table-cell-properties style:vertical-align="top"/>
      <style:text-properties fo:font-weight="bold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0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06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1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14" style:family="table-cell" style:parent-style-name="Default">
      <style:text-properties fo:font-size="10pt"/>
    </style:style>
    <style:style style:name="ce215" style:family="table-cell" style:parent-style-name="Default">
      <style:text-properties style:font-name="Arial3" fo:font-size="10pt" fo:font-weight="normal" style:font-name-asian="Arial" style:font-size-asian="10pt"/>
    </style:style>
    <style:style style:name="ce216" style:family="table-cell" style:parent-style-name="Default">
      <style:text-properties style:font-name="Arial3" fo:font-size="10pt" fo:font-weight="bold"/>
    </style:style>
    <style:style style:name="ce217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32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3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3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3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36" style:family="table-cell" style:parent-style-name="Default">
      <style:table-cell-properties fo:wrap-option="wrap" style:vertical-align="top"/>
      <style:text-properties fo:font-size="10pt"/>
    </style:style>
    <style:style style:name="ce237" style:family="table-cell" style:parent-style-name="Default">
      <style:table-cell-properties fo:wrap-option="wrap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4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41" style:family="table-cell" style:parent-style-name="Default">
      <style:table-cell-properties fo:wrap-option="wrap"/>
      <style:text-properties fo:font-size="10pt"/>
    </style:style>
    <style:style style:name="ce2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3" style:family="table-cell" style:parent-style-name="Default">
      <style:table-cell-properties fo:background-color="#e6e6ff" fo:wrap-option="wrap" fo:border="0.0008in solid #000000"/>
    </style:style>
    <style:style style:name="ce2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4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48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/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1" style:font-name-asian="ＭＳ Ｐゴシック" style:font-name-complex="Arial1"/>
    </style:style>
    <style:style style:name="T10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1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2" style:family="text">
      <style:text-properties style:font-name="Arial1" style:font-name-asian="ＭＳ Ｐゴシック" style:font-size-asian="11pt" style:font-name-complex="Arial1" style:font-size-complex="11pt"/>
    </style:style>
    <style:style style:name="T13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" style:font-name-asian="Arial" style:font-name-complex="Tahoma"/>
    </style:style>
    <style:style style:name="T16" style:family="text">
      <style:text-properties style:font-name="Arial3" style:font-name-asian="Tahoma1" style:font-name-complex="Arial1"/>
    </style:style>
    <style:style style:name="T17" style:family="text">
      <style:text-properties fo:font-weight="bold"/>
    </style:style>
    <style:style style:name="T18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9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7" table:number-columns-repeated="249" table:default-cell-style-name="Default"/>
        <table:table-row table:style-name="ro14">
          <table:table-cell table:style-name="ce47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1"/>
          <table:table-cell table:style-name="ce57"/>
          <table:table-cell table:style-name="ce71"/>
          <table:table-cell table:style-name="ce47" table:number-columns-repeated="251"/>
          <table:table-cell/>
        </table:table-row>
        <table:table-row table:style-name="ro14" table:number-rows-repeated="4">
          <table:table-cell table:style-name="ce48"/>
          <table:table-cell table:number-columns-repeated="2"/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21">
          <table:table-cell table:style-name="ce48"/>
          <table:table-cell table:style-name="ce52" office:value-type="string">
            <text:p>PLF 3.0 SniffTest</text:p>
          </table:table-cell>
          <table:table-cell table:style-name="ce58"/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Version:</text:p>
          </table:table-cell>
          <table:table-cell table:style-name="ce59" office:value-type="string">
            <text:p>3.0</text:p>
          </table:table-cell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Issue date:</text:p>
          </table:table-cell>
          <table:table-cell table:style-name="ce60"/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Project Name:</text:p>
          </table:table-cell>
          <table:table-cell table:style-name="ce62" office:value-type="string" table:number-columns-spanned="2" table:number-rows-spanned="1">
            <text:p>Platform 3.0</text:p>
          </table:table-cell>
          <table:covered-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Project Code:</text:p>
          </table:table-cell>
          <table:table-cell table:style-name="ce63" office:value-type="string">
            <text:p>PLF</text:p>
          </table:table-cell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Total Cases:</text:p>
          </table:table-cell>
          <table:table-cell table:style-name="ce64" table:formula="of:=[Summary_Report.F31]" office:value-type="float" office:value="28">
            <text:p>28</text:p>
          </table:table-cell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Test Status</text:p>
          </table:table-cell>
          <table:table-cell table:style-name="ce65" office:value-type="string">
            <text:p>Passed</text:p>
          </table:table-cell>
          <table:table-cell table:style-name="ce73" office:value-type="string" table:number-columns-spanned="2" table:number-rows-spanned="1">
            <text:p><text:s/>Test is OK</text:p>
          </table:table-cell>
          <table:covered-table-cell table:style-name="ce48"/>
          <table:table-cell table:style-name="ce48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/>
          <table:table-cell table:style-name="ce65" office:value-type="string">
            <text:p>Blocked</text:p>
          </table:table-cell>
          <table:table-cell table:style-name="ce74" office:value-type="string" table:number-columns-spanned="2" table:number-rows-spanned="1">
            <text:p>Could not run the test (another bug is blocking)</text:p>
          </table:table-cell>
          <table:covered-table-cell table:style-name="ce48"/>
          <table:table-cell table:style-name="ce48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/>
          <table:table-cell table:style-name="ce65" office:value-type="string">
            <text:p>Failed</text:p>
          </table:table-cell>
          <table:table-cell table:style-name="ce76" office:value-type="string" table:number-columns-spanned="2" table:number-rows-spanned="1">
            <text:p>Test failed, a bug is entered on it (please add the bug ID)</text:p>
          </table:table-cell>
          <table:covered-table-cell table:style-name="ce48"/>
          <table:table-cell table:style-name="ce48"/>
          <table:table-cell table:style-name="ce47" table:number-columns-repeated="249"/>
          <table:table-cell/>
        </table:table-row>
        <table:table-row table:style-name="ro14">
          <table:table-cell table:style-name="ce49"/>
          <table:table-cell table:style-name="ce53"/>
          <table:table-cell table:style-name="ce65" office:value-type="string">
            <text:p>N/A</text:p>
          </table:table-cell>
          <table:table-cell table:style-name="ce76" office:value-type="string">
            <text:p>Test is not possible to run on this version </text:p>
          </table:table-cell>
          <table:table-cell table:number-columns-repeated="4"/>
          <table:table-cell table:style-name="ce49" table:number-columns-repeated="247"/>
          <table:table-cell/>
        </table:table-row>
        <table:table-row table:style-name="ro14" table:number-rows-repeated="2">
          <table:table-cell table:style-name="ce49"/>
          <table:table-cell/>
          <table:table-cell table:style-name="ce66"/>
          <table:table-cell table:style-name="ce77"/>
          <table:table-cell table:number-columns-repeated="4"/>
          <table:table-cell table:style-name="ce49" table:number-columns-repeated="247"/>
          <table:table-cell/>
        </table:table-row>
        <table:table-row table:style-name="ro14">
          <table:table-cell table:style-name="ce49"/>
          <table:table-cell table:style-name="ce54" office:value-type="string">
            <text:p>Record of change:</text:p>
          </table:table-cell>
          <table:table-cell table:style-name="ce67"/>
          <table:table-cell table:style-name="ce71"/>
          <table:table-cell table:style-name="ce47" table:number-columns-repeated="3"/>
          <table:table-cell/>
          <table:table-cell table:style-name="ce49" table:number-columns-repeated="247"/>
          <table:table-cell/>
        </table:table-row>
        <table:table-row table:style-name="ro22">
          <table:table-cell table:style-name="ce50"/>
          <table:table-cell table:style-name="ce55" office:value-type="string">
            <text:p>Effective Date</text:p>
          </table:table-cell>
          <table:table-cell table:style-name="ce68" office:value-type="string">
            <text:p>Version</text:p>
          </table:table-cell>
          <table:table-cell table:style-name="ce78" office:value-type="string">
            <text:p>Change description</text:p>
          </table:table-cell>
          <table:table-cell table:style-name="ce68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/>
          <table:table-cell table:style-name="ce50" table:number-columns-repeated="247"/>
          <table:table-cell/>
        </table:table-row>
        <table:table-row table:style-name="ro23">
          <table:table-cell table:style-name="ce50"/>
          <table:table-cell table:style-name="ce56" office:value-type="string">
            <text:p>19/Aug/2010</text:p>
          </table:table-cell>
          <table:table-cell table:style-name="ce69"/>
          <table:table-cell table:style-name="ce79" office:value-type="string">
            <text:p>INT_IDE_01</text:p>
            <text:p>INT_IDE_02</text:p>
            <text:p>INT_IDE_03</text:p>
            <text:p><text:span text:style-name="T5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10">INT_KS_ANS_01</text:span></text:p>
            <text:p><text:span text:style-name="T10">INT_KS_ANS_02</text:span></text:p>
            <text:p><text:span text:style-name="T10">BUI_WEL_01</text:span></text:p>
            <text:p><text:span text:style-name="T10">BUI_WEL_01.001</text:span></text:p>
            <text:p><text:span text:style-name="T10">BUI_WEL_01.002</text:span></text:p>
            <text:p><text:span text:style-name="T10">BUI_WEL_01.003</text:span></text:p>
            <text:p><text:span text:style-name="T10">BUI_WEL_01.004</text:span></text:p>
            <text:p><text:span text:style-name="T10">BUI_AWI_01</text:span></text:p>
            <text:p><text:span text:style-name="T10">BUI_AIW_02.001</text:span></text:p>
            <text:p><text:span text:style-name="T10">BUI_AIW_03.001</text:span></text:p>
          </table:table-cell>
          <table:table-cell table:style-name="ce102" office:value-type="string">
            <text:p>minh.nguyen</text:p>
          </table:table-cell>
          <table:table-cell table:style-name="ce103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50" table:number-columns-repeated="247"/>
          <table:table-cell/>
        </table:table-row>
        <table:table-row table:style-name="ro24">
          <table:table-cell table:style-name="ce50"/>
          <table:table-cell table:style-name="ce56" office:value-type="string">
            <text:p>26/Nov/2010</text:p>
          </table:table-cell>
          <table:table-cell table:style-name="ce69"/>
          <table:table-cell table:style-name="ce79" office:value-type="string">
            <text:p><text:span text:style-name="T11"/></text:p>
            <text:p><text:span text:style-name="T10">SYS_SPR_01</text:span></text:p>
            <text:p><text:span text:style-name="T10">SYS_SPR_02</text:span></text:p>
            <text:p><text:span text:style-name="T10">SYS_SPR_03</text:span></text:p>
            <text:p><text:span text:style-name="T10">SYS_SPR_04</text:span></text:p>
            <text:p><text:span text:style-name="T10">SYS_SPR_05</text:span></text:p>
            <text:p><text:span text:style-name="T10">SYS_SPR_06</text:span></text:p>
          </table:table-cell>
          <table:table-cell table:style-name="ce103" office:value-type="string">
            <text:p>minh.nguyen</text:p>
          </table:table-cell>
          <table:table-cell table:style-name="ce103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 table:style-name="ce47"/>
          <table:table-cell table:style-name="ce50" table:number-columns-repeated="247"/>
          <table:table-cell/>
        </table:table-row>
        <table:table-row table:style-name="ro20">
          <table:table-cell table:style-name="ce49"/>
          <table:table-cell table:style-name="ce56" office:value-type="string">
            <text:p>29/Nov/2010</text:p>
          </table:table-cell>
          <table:table-cell table:style-name="ce69"/>
          <table:table-cell table:style-name="ce80" office:value-type="string">
            <text:p>Update:</text:p>
            <text:p>INT_COL_CAL_01</text:p>
          </table:table-cell>
          <table:table-cell table:style-name="ce103" office:value-type="string">
            <text:p>an.nguyen</text:p>
          </table:table-cell>
          <table:table-cell table:style-name="ce103"/>
          <table:table-cell table:style-name="ce109"/>
          <table:table-cell table:style-name="ce49" table:number-columns-repeated="248"/>
          <table:table-cell/>
        </table:table-row>
        <table:table-row table:style-name="ro25">
          <table:table-cell table:style-name="ce49"/>
          <table:table-cell table:style-name="ce56" office:value-type="string">
            <text:p>03/Dec/2010</text:p>
          </table:table-cell>
          <table:table-cell table:style-name="ce69"/>
          <table:table-cell table:style-name="ce96" office:value-type="string">
            <text:p>Add new test:</text:p>
            <text:p><text:span text:style-name="T12">INT_CNT_01</text:span></text:p>
            <text:p><text:span text:style-name="T12">INT_CNT_02</text:span></text:p>
            <text:p><text:span text:style-name="T12">INT_CNT_03</text:span></text:p>
            <text:p><text:span text:style-name="T12">INT_CNT_04</text:span></text:p>
          </table:table-cell>
          <table:table-cell table:style-name="ce103" office:value-type="string">
            <text:p>minh.nguyen</text:p>
          </table:table-cell>
          <table:table-cell table:style-name="ce103"/>
          <table:table-cell table:style-name="ce110"/>
          <table:table-cell table:style-name="ce49" table:number-columns-repeated="248"/>
          <table:table-cell/>
        </table:table-row>
        <table:table-row table:style-name="ro14">
          <table:table-cell table:style-name="ce49"/>
          <table:table-cell table:style-name="ce56" office:value-type="string">
            <text:p>13/Dec/2010</text:p>
          </table:table-cell>
          <table:table-cell table:style-name="ce69"/>
          <table:table-cell table:style-name="ce97" office:value-type="string">
            <text:p>INT_CNT_05</text:p>
          </table:table-cell>
          <table:table-cell table:style-name="ce103" office:value-type="string">
            <text:p>minh.nguyen</text:p>
          </table:table-cell>
          <table:table-cell table:style-name="ce103"/>
          <table:table-cell table:style-name="ce110"/>
          <table:table-cell table:style-name="ce49" table:number-columns-repeated="248"/>
          <table:table-cell/>
        </table:table-row>
        <table:table-row table:style-name="ro14">
          <table:table-cell table:style-name="ce49"/>
          <table:table-cell table:style-name="ce56"/>
          <table:table-cell table:style-name="ce69"/>
          <table:table-cell table:style-name="ce98"/>
          <table:table-cell table:style-name="ce103" table:number-columns-repeated="2"/>
          <table:table-cell table:style-name="ce110"/>
          <table:table-cell table:style-name="ce49" table:number-columns-repeated="248"/>
          <table:table-cell/>
        </table:table-row>
        <table:table-row table:style-name="ro14">
          <table:table-cell table:style-name="ce49"/>
          <table:table-cell table:style-name="ce56"/>
          <table:table-cell table:style-name="ce69"/>
          <table:table-cell table:style-name="ce98"/>
          <table:table-cell table:style-name="ce103" table:number-columns-repeated="2"/>
          <table:table-cell table:style-name="ce111"/>
          <table:table-cell table:style-name="ce50"/>
          <table:table-cell table:style-name="ce49" table:number-columns-repeated="247"/>
          <table:table-cell/>
        </table:table-row>
        <table:table-row table:style-name="ro14">
          <table:table-cell table:style-name="ce49"/>
          <table:table-cell table:style-name="ce56"/>
          <table:table-cell table:style-name="ce69"/>
          <table:table-cell table:style-name="ce99"/>
          <table:table-cell table:style-name="ce103" table:number-columns-repeated="2"/>
          <table:table-cell table:style-name="ce110"/>
          <table:table-cell table:style-name="ce50"/>
          <table:table-cell table:style-name="ce49" table:number-columns-repeated="247"/>
          <table:table-cell/>
        </table:table-row>
        <table:table-row table:style-name="ro14">
          <table:table-cell table:style-name="ce49"/>
          <table:table-cell table:style-name="ce56"/>
          <table:table-cell table:style-name="ce69"/>
          <table:table-cell table:style-name="ce99"/>
          <table:table-cell table:style-name="ce102" table:number-columns-repeated="2"/>
          <table:table-cell table:style-name="ce110"/>
          <table:table-cell table:style-name="ce49" table:number-columns-repeated="248"/>
          <table:table-cell/>
        </table:table-row>
        <table:table-row table:style-name="ro14" table:number-rows-repeated="2">
          <table:table-cell table:style-name="ce47"/>
          <table:table-cell table:style-name="ce56"/>
          <table:table-cell table:style-name="ce69"/>
          <table:table-cell table:style-name="ce99"/>
          <table:table-cell table:style-name="ce102" table:number-columns-repeated="2"/>
          <table:table-cell table:style-name="ce110"/>
          <table:table-cell table:style-name="ce49"/>
          <table:table-cell table:style-name="ce47" table:number-columns-repeated="247"/>
          <table:table-cell/>
        </table:table-row>
        <table:table-row table:style-name="ro14">
          <table:table-cell table:style-name="ce47"/>
          <table:table-cell table:style-name="ce56"/>
          <table:table-cell table:style-name="ce69"/>
          <table:table-cell table:style-name="ce98"/>
          <table:table-cell table:style-name="ce102" table:number-columns-repeated="2"/>
          <table:table-cell table:style-name="ce110"/>
          <table:table-cell table:style-name="ce49"/>
          <table:table-cell table:style-name="ce47" table:number-columns-repeated="247"/>
          <table:table-cell/>
        </table:table-row>
        <table:table-row table:style-name="ro14" table:number-rows-repeated="2">
          <table:table-cell table:style-name="ce47"/>
          <table:table-cell table:style-name="ce56"/>
          <table:table-cell table:style-name="ce70"/>
          <table:table-cell table:style-name="ce100"/>
          <table:table-cell table:style-name="ce104" table:number-columns-repeated="2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14" table:number-rows-repeated="3">
          <table:table-cell table:style-name="ce47"/>
          <table:table-cell table:style-name="ce56"/>
          <table:table-cell table:style-name="ce70"/>
          <table:table-cell table:style-name="ce100"/>
          <table:table-cell table:style-name="ce104"/>
          <table:table-cell table:style-name="ce103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14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14" table:number-rows-repeated="2">
          <table:table-cell table:style-name="ce47"/>
          <table:table-cell table:style-name="ce56"/>
          <table:table-cell table:style-name="ce70"/>
          <table:table-cell table:style-name="ce100"/>
          <table:table-cell table:style-name="ce104"/>
          <table:table-cell table:style-name="ce103"/>
          <table:table-cell table:style-name="ce112"/>
          <table:table-cell/>
          <table:table-cell table:style-name="ce47" table:number-columns-repeated="247"/>
          <table:table-cell/>
        </table:table-row>
        <table:table-row table:style-name="ro29">
          <table:table-cell table:style-name="ce47"/>
          <table:table-cell table:style-name="ce56"/>
          <table:table-cell table:style-name="ce70"/>
          <table:table-cell table:style-name="ce100"/>
          <table:table-cell table:style-name="ce104"/>
          <table:table-cell table:style-name="ce103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30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14" table:number-rows-repeated="2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7" table:number-columns-repeated="248"/>
          <table:table-cell/>
        </table:table-row>
        <table:table-row table:style-name="ro31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7" table:number-columns-repeated="248"/>
          <table:table-cell/>
        </table:table-row>
        <table:table-row table:style-name="ro32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7" table:number-columns-repeated="248"/>
          <table:table-cell/>
        </table:table-row>
        <table:table-row table:style-name="ro14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7" table:number-columns-repeated="248"/>
          <table:table-cell/>
        </table:table-row>
        <table:table-row table:style-name="ro14" table:number-rows-repeated="11">
          <table:table-cell table:style-name="ce47" table:number-columns-repeated="2"/>
          <table:table-cell table:style-name="ce67"/>
          <table:table-cell table:style-name="ce71"/>
          <table:table-cell table:style-name="ce47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6">PLF User Stories Check List</text:span></text:p>
            <text:p><text:span text:style-name="T8">Based on Product built version: PLF 3.0b2</text:span></text:p>
          </table:table-cell>
          <table:covered-table-cell table:style-name="ce88"/>
          <table:table-cell table:style-name="ce88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</table:table-row>
        <table:table-row table:style-name="ro28">
          <table:table-cell table:style-name="ce83" office:value-type="string">
            <text:p>INT_IDE_01.001</text:p>
          </table:table-cell>
          <table:table-cell table:style-name="ce89" office:value-type="string">
            <text:p>Edit and save a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8">
          <table:table-cell table:style-name="ce84" office:value-type="string">
            <text:p>INT_IDE_01.002</text:p>
          </table:table-cell>
          <table:table-cell table:style-name="ce89" office:value-type="string">
            <text:p>Add a new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2.001</text:p>
          </table:table-cell>
          <table:table-cell table:style-name="ce90" office:value-type="string">
            <text:p>Try create simple gadget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3.001</text:p>
          </table:table-cell>
          <table:table-cell table:style-name="ce89" office:value-type="string">
            <text:p>Try create simple REST Service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4.001</text:p>
          </table:table-cell>
          <table:table-cell table:style-name="ce91" office:value-type="string">
            <text:p>Shared groovy scripts library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INT_CNT_01</text:p>
          </table:table-cell>
          <table:table-cell table:style-name="ce85" office:value-type="string">
            <text:p>Install CMIS Expert gadge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2</text:p>
          </table:table-cell>
          <table:table-cell table:style-name="ce85" office:value-type="string">
            <text:p>Browse Driv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3</text:p>
          </table:table-cell>
          <table:table-cell table:style-name="ce85" office:value-type="string">
            <text:p><text:span text:style-name="T9">Follow Symlinks</text:span>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4</text:p>
          </table:table-cell>
          <table:table-cell table:style-name="ce85" office:value-type="string">
            <text:p>Browse Categori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5</text:p>
          </table:table-cell>
          <table:table-cell table:style-name="ce85" office:value-type="string">
            <text:p>Modify WCM template via CMI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SOC_01.001</text:p>
          </table:table-cell>
          <table:table-cell table:style-name="ce89" office:value-type="string">
            <text:p>Attach a DMS Document link to status upd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MAL_01.001</text:p>
          </table:table-cell>
          <table:table-cell table:style-name="ce92" office:value-type="string">
            <text:p>Detach a file to DM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MAL_01.002</text:p>
          </table:table-cell>
          <table:table-cell table:style-name="ce92" office:value-type="string">
            <text:p>Attach a file from server while composing new mai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CAL_01.001</text:p>
          </table:table-cell>
          <table:table-cell table:style-name="ce92" office:value-type="string">
            <text:p>Add a calendar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CAL_02.001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FOR_01.001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FOR_02.001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1.001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2.001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2.002</text:p>
          </table:table-cell>
          <table:table-cell table:style-name="ce89" office:value-type="string">
            <text:p>publish answers to space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1</text:p>
          </table:table-cell>
          <table:table-cell table:style-name="ce89" office:value-type="string">
            <text:p>Check link to acme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2</text:p>
          </table:table-cell>
          <table:table-cell table:style-name="ce89" office:value-type="string">
            <text:p>Check link to intranet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3</text:p>
          </table:table-cell>
          <table:table-cell table:style-name="ce89" office:value-type="string">
            <text:p>Check access document from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4</text:p>
          </table:table-cell>
          <table:table-cell table:style-name="ce89" office:value-type="string">
            <text:p>Check access site from link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1.001</text:p>
          </table:table-cell>
          <table:table-cell table:style-name="ce92" office:value-type="string">
            <text:p>Check sign in intranet si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1.002</text:p>
          </table:table-cell>
          <table:table-cell table:style-name="ce92" office:value-type="string">
            <text:p>Check Register from Welcome page in public mod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2.001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3.001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1</text:p>
          </table:table-cell>
          <table:table-cell table:style-name="ce93" office:value-type="string">
            <text:p>Activate minimal profil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2</text:p>
          </table:table-cell>
          <table:table-cell table:style-name="ce93" office:value-type="string">
            <text:p>Activate workflow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3</text:p>
          </table:table-cell>
          <table:table-cell table:style-name="ce93" office:value-type="string">
            <text:p>Activate/Deactivate socia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4</text:p>
          </table:table-cell>
          <table:table-cell table:style-name="ce93" office:value-type="string">
            <text:p>Activate/Deactivate collaboration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5</text:p>
          </table:table-cell>
          <table:table-cell table:style-name="ce93" office:value-type="string">
            <text:p>Activate/Deactivate knowled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6</text:p>
          </table:table-cell>
          <table:table-cell office:value-type="string">
            <text:p>Remove Sampl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 table:number-rows-repeated="1048539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6" table:number-columns-repeated="2" table:default-cell-style-name="Default"/>
        <table:table-column table:style-name="co34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115" office:value-type="string">
            <text:p>TEST CASES</text:p>
          </table:table-cell>
          <table:table-cell table:style-name="ce123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185" table:number-columns-repeated="192"/>
          <table:table-cell table:number-columns-repeated="2"/>
        </table:table-row>
        <table:table-row table:style-name="ro15">
          <table:table-cell/>
          <table:table-cell table:style-name="ce116" table:number-columns-repeated="2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185" table:number-columns-repeated="189"/>
          <table:table-cell table:number-columns-repeated="2"/>
        </table:table-row>
        <table:table-row table:style-name="ro33">
          <table:table-cell/>
          <table:table-cell table:style-name="ce117" office:value-type="string">
            <text:p>Function List<text:span text:style-name="T7">:</text:span></text:p>
          </table:table-cell>
          <table:table-cell table:style-name="ce124" table:number-columns-spanned="3" table:number-rows-spanned="1"/>
          <table:covered-table-cell table:number-columns-repeated="2"/>
          <table:table-cell table:number-columns-repeated="2"/>
          <table:table-cell table:style-name="ce147"/>
          <table:table-cell table:style-name="ce179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185" table:number-columns-repeated="189"/>
          <table:table-cell table:number-columns-repeated="2"/>
        </table:table-row>
        <table:table-row table:style-name="ro17">
          <table:table-cell/>
          <table:table-cell table:style-name="ce117" office:value-type="string">
            <text:p>Total main cases</text:p>
          </table:table-cell>
          <table:table-cell table:style-name="ce124" table:formula="of:=MAX([.A7:.A1137])" office:value-type="float" office:value="20" table:number-columns-spanned="3" table:number-rows-spanned="1">
            <text:p>20</text:p>
          </table:table-cell>
          <table:covered-table-cell table:style-name="ce129"/>
          <table:covered-table-cell table:style-name="ce124"/>
          <table:table-cell table:number-columns-repeated="2"/>
          <table:table-cell table:style-name="ce147"/>
          <table:table-cell table:style-name="ce179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185" table:number-columns-repeated="189"/>
          <table:table-cell table:number-columns-repeated="2"/>
        </table:table-row>
        <table:table-row table:style-name="ro15">
          <table:table-cell/>
          <table:table-cell table:style-name="ce118"/>
          <table:table-cell table:style-name="ce125" table:number-columns-repeated="6"/>
          <table:table-cell table:style-name="ce180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25" table:number-columns-repeated="189"/>
          <table:table-cell table:number-columns-repeated="2"/>
        </table:table-row>
        <table:table-row table:style-name="ro14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Name</text:p>
          </table:table-cell>
          <table:table-cell table:style-name="ce126" office:value-type="string">
            <text:p>Description</text:p>
          </table:table-cell>
          <table:table-cell table:style-name="ce126" office:value-type="string">
            <text:p>Steps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Affect</text:p>
          </table:table-cell>
          <table:table-cell table:style-name="ce126" table:number-columns-repeated="10"/>
          <table:table-cell table:style-name="ce186" table:number-columns-repeated="188"/>
          <table:table-cell table:style-name="ce187"/>
        </table:table-row>
        <table:table-row table:style-name="ro34">
          <table:table-cell table:style-name="ce114" office:value-type="float" office:value="1">
            <text:p>001</text:p>
          </table:table-cell>
          <table:table-cell table:style-name="ce83" office:value-type="string">
            <text:p>INT_IDE_01</text:p>
          </table:table-cell>
          <table:table-cell table:style-name="ce127" office:value-type="float" office:value="1">
            <text:p>001</text:p>
          </table:table-cell>
          <table:table-cell table:style-name="ce130" office:value-type="string">
            <text:p>Integration Features\IDE\Develop WCM Templates</text:p>
          </table:table-cell>
          <table:table-cell table:style-name="ce132" office:value-type="string">
            <text:p>Edit and save a WCM template</text:p>
          </table:table-cell>
          <table:table-cell table:style-name="ce91" office:value-type="string">
            <text:p>Step 1: Login</text:p>
          </table:table-cell>
          <table:table-cell table:style-name="ce144" office:value-type="string">
            <text:p>- Login to the acme website as a user with developer role (user in developers &amp; administrators group)</text:p>
          </table:table-cell>
          <table:table-cell table:style-name="ce133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2: Show IDE page</text:p>
          </table:table-cell>
          <table:table-cell table:style-name="ce144" office:value-type="string">
            <text:p>- Go to Group --&gt; Developer's page → IDE</text:p>
          </table:table-cell>
          <table:table-cell table:style-name="ce133" office:value-type="string">
            <text:p>Page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3: Select workspace</text:p>
          </table:table-cell>
          <table:table-cell table:style-name="ce144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33" office:value-type="string">
            <text:p>Dms-system workspace &amp; its nodes are listed in left pan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4: Open file</text:p>
          </table:table-cell>
          <table:table-cell table:style-name="ce144" office:value-type="string">
            <text:p>In the left tree I browse and open : /exo:ecm/views/templates/Content List Viewer/list/OneColumnCLVTemplate.gtmpl</text:p>
          </table:table-cell>
          <table:table-cell table:style-name="ce133" office:value-type="string">
            <text:p>The fil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6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5: Change file content</text:p>
          </table:table-cell>
          <table:table-cell table:style-name="ce144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33" office:value-type="string">
            <text:p>Change is sav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6: Check the change</text:p>
          </table:table-cell>
          <table:table-cell table:style-name="ce144" office:value-type="string">
            <text:p>- Go to Home page of acme site</text:p>
          </table:table-cell>
          <table:table-cell table:style-name="ce144" office:value-type="string">
            <text:p>Change of the template is affected in Latest News (Latest News eXo)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132" office:value-type="string">
            <text:p>Add a new WCM template</text:p>
          </table:table-cell>
          <table:table-cell table:style-name="ce91" office:value-type="string">
            <text:p>Step 1: Login</text:p>
          </table:table-cell>
          <table:table-cell table:style-name="ce144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2: Show IDE page</text:p>
          </table:table-cell>
          <table:table-cell table:style-name="ce144" office:value-type="string">
            <text:p>In toolbar I click on My Spaces &gt; Developers &gt; IDE</text:p>
          </table:table-cell>
          <table:table-cell table:style-name="ce144" office:value-type="string">
            <text:p>IDE page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3: Select workspace</text:p>
          </table:table-cell>
          <table:table-cell table:style-name="ce144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44" office:value-type="string">
            <text:p>Dms-system workspace &amp; its nodes are listed in left pan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4: Show add new template form</text:p>
          </table:table-cell>
          <table:table-cell table:style-name="ce144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44" office:value-type="string">
            <text:p>A blank .gtmpl fil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7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5: Add new template</text:p>
          </table:table-cell>
          <table:table-cell table:style-name="ce144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44" office:value-type="string">
            <text:p>New fil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6: Show edit page by wizard</text:p>
          </table:table-cell>
          <table:table-cell table:style-name="ce144" office:value-type="string">
            <text:p>- Go to acme site Home page</text:p>
            <text:p>- Go to Site Editor → Edit page</text:p>
          </table:table-cell>
          <table:table-cell table:style-name="ce144" office:value-type="string">
            <text:p>Edit page wizard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7: Add portlet into page</text:p>
          </table:table-cell>
          <table:table-cell table:style-name="ce144" office:value-type="string">
            <text:p>Drag &amp; drop Content List portlet to the bottom of the page</text:p>
          </table:table-cell>
          <table:table-cell table:style-name="ce144" office:value-type="string">
            <text:p>The portlet is added into pag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8: Show form to edit portlet</text:p>
          </table:table-cell>
          <table:table-cell table:style-name="ce144" office:value-type="string">
            <text:p>Click edit portlet icon (Content List)</text:p>
          </table:table-cell>
          <table:table-cell table:style-name="ce144" office:value-type="string">
            <text:p>Content List config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8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9: Select properties for portlet</text:p>
          </table:table-cell>
          <table:table-cell table:style-name="ce144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44" office:value-type="string">
            <text:p>Chang on portlet is sav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10: Check after config portlet</text:p>
          </table:table-cell>
          <table:table-cell table:style-name="ce144" office:value-type="string">
            <text:p>- Click Save editing page</text:p>
          </table:table-cell>
          <table:table-cell table:style-name="ce144" office:value-type="string">
            <text:p>- Back to Home page</text:p>
            <text:p>- There's portlet with text Hello from eXo ID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3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IDE\Develop Gadgets</text:p>
          </table:table-cell>
          <table:table-cell table:style-name="ce132" office:value-type="string">
            <text:p>Try create simple gadget and deploy it</text:p>
          </table:table-cell>
          <table:table-cell table:style-name="ce91" office:value-type="string">
            <text:p>Step 1: Login</text:p>
          </table:table-cell>
          <table:table-cell table:style-name="ce144" office:value-type="string">
            <text:p>- Login to the acme website as a user with developer role (user in developers)</text:p>
          </table:table-cell>
          <table:table-cell table:style-name="ce133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2: Show IDE page</text:p>
          </table:table-cell>
          <table:table-cell table:style-name="ce144" office:value-type="string">
            <text:p>- Go to My Spaces --&gt; Developer's page → IDE</text:p>
          </table:table-cell>
          <table:table-cell table:style-name="ce133" office:value-type="string">
            <text:p>Page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3: Select workspace</text:p>
          </table:table-cell>
          <table:table-cell table:style-name="ce14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33" office:value-type="string">
            <text:p>Dev-monit workspace &amp; its nodes are listed in left pa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4: Add gadget</text:p>
          </table:table-cell>
          <table:table-cell table:style-name="ce144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48" office:value-type="string">
            <text:p>New "HelloWorld_gadget.xml" file is ad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5: Preview added gadget</text:p>
          </table:table-cell>
          <table:table-cell table:style-name="ce144" office:value-type="string">
            <text:p><text:span text:style-name="T13">In the IDE portlet:</text:span></text:p>
            <text:p><text:span text:style-name="T13">- Click Run → Show Preview</text:span></text:p>
          </table:table-cell>
          <table:table-cell table:style-name="ce144" office:value-type="string">
            <text:p>Hello, world! <text:s/>Is displayed in Gadget Preview tab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6: Deploy gadget</text:p>
          </table:table-cell>
          <table:table-cell table:style-name="ce144" office:value-type="string">
            <text:p><text:span text:style-name="T13">In the IDE portlet:</text:span></text:p>
            <text:p><text:span text:style-name="T13">- Click Run → Deploy gadget to </text:span><text:span text:style-name="T13">Gatein</text:span></text:p>
          </table:table-cell>
          <table:table-cell table:style-name="ce148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7: Check added gadget in Gate In</text:p>
          </table:table-cell>
          <table:table-cell table:style-name="ce133" office:value-type="string">
            <text:p>- Go to My Spaces -&gt; Administration -&gt; Application Registry</text:p>
            <text:p>- Select Gadget category</text:p>
          </table:table-cell>
          <table:table-cell table:style-name="ce133" office:value-type="string">
            <text:p>There's "Hello, World!" in gadget list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3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IDE\Develop REST Services</text:p>
          </table:table-cell>
          <table:table-cell table:style-name="ce134" office:value-type="string">
            <text:p>Try create simple REST Service and deploy it</text:p>
          </table:table-cell>
          <table:table-cell table:style-name="ce91" office:value-type="string">
            <text:p>Step 1: Login</text:p>
          </table:table-cell>
          <table:table-cell table:style-name="ce144" office:value-type="string">
            <text:p>- Login to the acme website as a user with developer role (user in developers)</text:p>
          </table:table-cell>
          <table:table-cell table:style-name="ce133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2: Show IDE page</text:p>
          </table:table-cell>
          <table:table-cell table:style-name="ce144" office:value-type="string">
            <text:p>- Go to Group --&gt; Developer's page → IDE</text:p>
          </table:table-cell>
          <table:table-cell table:style-name="ce133" office:value-type="string">
            <text:p>Page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3: Select workspace</text:p>
          </table:table-cell>
          <table:table-cell table:style-name="ce14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33" office:value-type="string">
            <text:p>Dev-monit workspace &amp; its nodes are listed in left pa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4: Open new groovy file to add new rest service</text:p>
          </table:table-cell>
          <table:table-cell table:style-name="ce144" office:value-type="string">
            <text:p>In the IDE portlet:</text:p>
            <text:p>- Goto File -&gt; New -&gt; REST Service</text:p>
          </table:table-cell>
          <table:table-cell table:style-name="ce133" office:value-type="string">
            <text:p>1 groovy file is open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5: Save file</text:p>
          </table:table-cell>
          <table:table-cell table:style-name="ce144" office:value-type="string">
            <text:p><text:span text:style-name="T13">- Change content with the path: </text:span><text:span text:style-name="T13"><text:s/>@Path("/my-service")</text:span></text:p>
            <text:p><text:span text:style-name="T13">- Goto File -&gt; Save As</text:span></text:p>
            <text:p><text:span text:style-name="T13">- Click OK to save the file</text:span></text:p>
          </table:table-cell>
          <table:table-cell table:style-name="ce133" office:value-type="string">
            <text:p>1 groovy file is added &amp; listed in left pa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6: Deploy</text:p>
          </table:table-cell>
          <table:table-cell table:style-name="ce133" office:value-type="string">
            <text:p>- Go to Run -&gt; Deploy</text:p>
          </table:table-cell>
          <table:table-cell table:style-name="ce144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7: Show Launch REST Service form</text:p>
          </table:table-cell>
          <table:table-cell table:style-name="ce133" office:value-type="string">
            <text:p>- Run -&gt; Launch REST Service</text:p>
          </table:table-cell>
          <table:table-cell table:style-name="ce144" office:value-type="string">
            <text:p>Launch REST Service form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8: Send</text:p>
          </table:table-cell>
          <table:table-cell table:style-name="ce133" office:value-type="string">
            <text:p>- In opened window push "Send" button</text:p>
          </table:table-cell>
          <table:table-cell table:style-name="ce144" office:value-type="string">
            <text:p><text:span text:style-name="T15">- Check the service result work </text:span><text:span text:style-name="T15">in IDE output:</text:span></text:p>
            <text:p><text:span text:style-name="T15">[OUTPUT] - -Status - - - - - - - -</text:span></text:p>
            <text:p><text:span text:style-name="T15">200 OK</text:span></text:p>
            <text:p><text:span text:style-name="T15">- -Headers- - - - - - - -</text:span></text:p>
            <text:p><text:span text:style-name="T15">Server : Apache-Coyote/1.1</text:span></text:p>
            <text:p><text:span text:style-name="T15">Pragma : No-cache</text:span></text:p>
            <text:p><text:span text:style-name="T15">Cache-Control : no-cache</text:span></text:p>
            <text:p><text:span text:style-name="T15">Expires : Thu, 01 Jan 1970 </text:span><text:span text:style-name="T15">03:00:00 EET</text:span></text:p>
            <text:p><text:span text:style-name="T15">Content-Type : */*</text:span></text:p>
            <text:p><text:span text:style-name="T15">Transfer-Encoding : chunked</text:span></text:p>
            <text:p><text:span text:style-name="T15">Date : Fri, 13 Aug 2010 </text:span><text:span text:style-name="T15">08:11:54 GMT</text:span></text:p>
            <text:p><text:span text:style-name="T15">- -Text - - - - - - - - -</text:span></text:p>
            <text:p><text:span text:style-name="T15">Hello eXo</text:span>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3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IDE\Share groovy scripts</text:p>
          </table:table-cell>
          <table:table-cell table:style-name="ce130" office:value-type="string">
            <text:p>Shared groovy scripts library</text:p>
          </table:table-cell>
          <table:table-cell table:style-name="ce91" office:value-type="string">
            <text:p>Step 1: Login</text:p>
          </table:table-cell>
          <table:table-cell table:style-name="ce133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2: Show IDE page</text:p>
          </table:table-cell>
          <table:table-cell table:style-name="ce133" office:value-type="string">
            <text:p>Click on Group -&gt; Developers -&gt; IDE</text:p>
          </table:table-cell>
          <table:table-cell table:style-name="ce144" office:value-type="string">
            <text:p>- IDE page is shown</text:p>
            <text:p>- Currently dev-monit workspace is being select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3: Show add new groovy script form</text:p>
          </table:table-cell>
          <table:table-cell table:style-name="ce133" office:value-type="string">
            <text:p>Goto File -&gt; New -&gt; Groovy Script</text:p>
          </table:table-cell>
          <table:table-cell table:style-name="ce144" office:value-type="string">
            <text:p>A blank .groovy file is open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2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4: Save file</text:p>
          </table:table-cell>
          <table:table-cell table:style-name="ce133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44" office:value-type="string">
            <text:p>File is sav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5: Validate file</text:p>
          </table:table-cell>
          <table:table-cell table:style-name="ce133" office:value-type="string">
            <text:p>- Go to Run --&gt; Validate</text:p>
          </table:table-cell>
          <table:table-cell table:style-name="ce144" office:value-type="string">
            <text:p>Out put: [INFO] file_dep1.groovy validated successfully.</text:p>
          </table:table-cell>
          <table:table-cell table:style-name="ce181"/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6: Show add new rest service form</text:p>
          </table:table-cell>
          <table:table-cell table:style-name="ce133" office:value-type="string">
            <text:p>Goto File -&gt; New -&gt; REST Service</text:p>
          </table:table-cell>
          <table:table-cell table:style-name="ce144" office:value-type="string">
            <text:p>Another groovy file is opened with default content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3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7: Save file</text:p>
          </table:table-cell>
          <table:table-cell table:style-name="ce133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41" office:value-type="string">
            <text:p>MySharedGroovyTest.groovy is sav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4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8: Deploy</text:p>
          </table:table-cell>
          <table:table-cell table:style-name="ce91" office:value-type="string">
            <text:p>Run -&gt; Deploy</text:p>
          </table:table-cell>
          <table:table-cell table:style-name="ce144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3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9: Launch</text:p>
          </table:table-cell>
          <table:table-cell table:style-name="ce133" office:value-type="string">
            <text:p>Run -&gt; Launch REST Service</text:p>
          </table:table-cell>
          <table:table-cell table:style-name="ce144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3" office:value-type="string">
            <text:p>INT_CNT_01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Browse WCM via CMIS\Install CMIS Expert gadget</text:p>
          </table:table-cell>
          <table:table-cell table:style-name="ce130" office:value-type="string">
            <text:p>Install CMIS Expert gadget</text:p>
          </table:table-cell>
          <table:table-cell table:style-name="ce91" office:value-type="string">
            <text:p>Step 1: Open form to add gadget</text:p>
          </table:table-cell>
          <table:table-cell table:style-name="ce133" office:value-type="string">
            <text:p>- Login by admin</text:p>
            <text:p>- Go to My Spaces -&gt;Portal Administration -&gt; Application Registry</text:p>
          </table:table-cell>
          <table:table-cell table:style-name="ce144" office:value-type="string">
            <text:p>Application registry form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2: Add gadget</text:p>
          </table:table-cell>
          <table:table-cell table:style-name="ce133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44" office:value-type="string">
            <text:p>New Gadget is ad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3: Add the gadget to Gadgets category</text:p>
          </table:table-cell>
          <table:table-cell table:style-name="ce133" office:value-type="string">
            <text:p>- Click on "Click here to add into categories" and enable checkbox <text:span text:style-name="T14">Gadgets</text:span></text:p>
          </table:table-cell>
          <table:table-cell table:style-name="ce144" office:value-type="string">
            <text:p>Add gadget into category is do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4: Import application</text:p>
          </table:table-cell>
          <table:table-cell table:style-name="ce133" office:value-type="string">
            <text:p>- Go to Categories and do Import Applications</text:p>
          </table:table-cell>
          <table:table-cell table:style-name="ce144" office:value-type="string">
            <text:p>Applications are imported &amp; listed in left pa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9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5: Add page with CMIS</text:p>
          </table:table-cell>
          <table:table-cell table:style-name="ce133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44" office:value-type="string">
            <text:p>New page with CMIS is added &amp; well display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83" office:value-type="string">
            <text:p>INT_CNT_02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Browse Drives</text:p>
          </table:table-cell>
          <table:table-cell table:style-name="ce130" office:value-type="string">
            <text:p>Browse Drives</text:p>
          </table:table-cell>
          <table:table-cell table:style-name="ce91" office:value-type="string">
            <text:p>Step 1: Login</text:p>
          </table:table-cell>
          <table:table-cell table:style-name="ce133" office:value-type="string">
            <text:p>- Login as an user in developer group</text:p>
            <text:p>- Go to My Spaces -&gt; Developers -&gt; CMISexpert</text:p>
          </table:table-cell>
          <table:table-cell table:style-name="ce144" office:value-type="string">
            <text:p>CMISexpert page is shown proper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3" office:value-type="string">
            <text:p>INT_CNT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2: Check if repositories match existing drives</text:p>
          </table:table-cell>
          <table:table-cell table:style-name="ce133" office:value-type="string">
            <text:p>Navigate through Repositories in left tree panel</text:p>
          </table:table-cell>
          <table:table-cell table:style-name="ce144" office:value-type="string">
            <text:p>Each repository it's a Drive in WCM terms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8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INT_CNT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3: Check content inside CMISexpert &amp; Content Explorer</text:p>
          </table:table-cell>
          <table:table-cell table:style-name="ce133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44" office:value-type="string">
            <text:p>Content in CMISexpert and Content Explorer are the sam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83" office:value-type="string">
            <text:p>INT_CNT_03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Follow Symlinks</text:p>
          </table:table-cell>
          <table:table-cell table:style-name="ce130" office:value-type="string">
            <text:p>Follow Symlinks</text:p>
          </table:table-cell>
          <table:table-cell table:style-name="ce91" office:value-type="string">
            <text:p>Step 1: Login</text:p>
          </table:table-cell>
          <table:table-cell table:style-name="ce133" office:value-type="string">
            <text:p>- Login as an user in developer group</text:p>
          </table:table-cell>
          <table:table-cell table:style-name="ce144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2: Upload file</text:p>
          </table:table-cell>
          <table:table-cell table:style-name="ce133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44" office:value-type="string">
            <text:p>File is up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3: Check uploaded file in CMIS</text:p>
          </table:table-cell>
          <table:table-cell table:style-name="ce133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41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4: Check content of uploaded file &amp; its symlink</text:p>
          </table:table-cell>
          <table:table-cell table:style-name="ce133" office:value-type="string">
            <text:p>- Browse /acme/web contents then folder to current date</text:p>
            <text:p>- Select uploaded file</text:p>
          </table:table-cell>
          <table:table-cell table:style-name="ce141" office:value-type="string">
            <text:p>This file &amp; the symlink at step 3 has the same content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Browse Categories</text:p>
          </table:table-cell>
          <table:table-cell table:style-name="ce130" office:value-type="string">
            <text:p>Browse Categories</text:p>
          </table:table-cell>
          <table:table-cell table:style-name="ce91" office:value-type="string">
            <text:p>Step 1: Login</text:p>
          </table:table-cell>
          <table:table-cell table:style-name="ce133" office:value-type="string">
            <text:p>- Login as an user in developer group</text:p>
          </table:table-cell>
          <table:table-cell table:style-name="ce144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2: Upload file</text:p>
          </table:table-cell>
          <table:table-cell table:style-name="ce133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41" office:value-type="string">
            <text:p>File is up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3: Upload file</text:p>
          </table:table-cell>
          <table:table-cell table:style-name="ce133" office:value-type="string">
            <text:p>- In Content Explorer go to folder /acme/documents</text:p>
            <text:p>- Upload any file (e.g. document.txt) to documents</text:p>
          </table:table-cell>
          <table:table-cell table:style-name="ce141" office:value-type="string">
            <text:p>File is up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4: Change category</text:p>
          </table:table-cell>
          <table:table-cell table:style-name="ce141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41" office:value-type="string">
            <text:p>Selected categories are listed in Referenced categories tab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5: Check in CMIS</text:p>
          </table:table-cell>
          <table:table-cell table:style-name="ce141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41" office:value-type="string">
            <text:p>There're 2 uploaded files at step 2 &amp; 3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6: Check listing file</text:p>
          </table:table-cell>
          <table:table-cell table:style-name="ce141" office:value-type="string">
            <text:p>- Go to folder /acme/categories/acme/Special Offers</text:p>
          </table:table-cell>
          <table:table-cell table:style-name="ce141" office:value-type="string">
            <text:p>There's only uploaded file at step 3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7: Check if first uploaded file stored in /acme/web contents/</text:p>
          </table:table-cell>
          <table:table-cell table:style-name="ce141" office:value-type="string">
            <text:p>Browse /acme/web contents/</text:p>
          </table:table-cell>
          <table:table-cell table:style-name="ce141" office:value-type="string">
            <text:p>There's uploaded file at step 2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8: Check if the second uploaded file stored in /acme/documents</text:p>
          </table:table-cell>
          <table:table-cell table:style-name="ce141" office:value-type="string">
            <text:p>Browse /acme/documents</text:p>
          </table:table-cell>
          <table:table-cell table:style-name="ce141" office:value-type="string">
            <text:p>There's uploaded file at step 3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87" office:value-type="string">
            <text:p>INT_CNT_05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Modify template</text:p>
          </table:table-cell>
          <table:table-cell table:style-name="ce130" office:value-type="string">
            <text:p>Modify WCM template via CMIS</text:p>
          </table:table-cell>
          <table:table-cell table:style-name="ce91" office:value-type="string">
            <text:p>Step 1: Go to CMISexpert page</text:p>
          </table:table-cell>
          <table:table-cell table:style-name="ce141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41" office:value-type="string">
            <text:p>CMISexpert page is shown proper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2: Select node</text:p>
          </table:table-cell>
          <table:table-cell table:style-name="ce141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41" office:value-type="string">
            <text:p>Sub nodes of “list” are list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3: Download file</text:p>
          </table:table-cell>
          <table:table-cell table:style-name="ce141" office:value-type="string">
            <text:p>Double click on OneColumnCLVTemplate.gtmpl and save to local (e.g: exo-working folder)</text:p>
          </table:table-cell>
          <table:table-cell table:style-name="ce141" office:value-type="string">
            <text:p>File is down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6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4: Modify template</text:p>
          </table:table-cell>
          <table:table-cell table:style-name="ce141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4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41" office:value-type="string">
            <text:p>File is chang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5: Open the template</text:p>
          </table:table-cell>
          <table:table-cell table:style-name="ce91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41" office:value-type="string">
            <text:p>Template is open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6: View node properties</text:p>
          </table:table-cell>
          <table:table-cell table:style-name="ce91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41" office:value-type="string">
            <text:p>Properties Management form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7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7: Upload modified local file</text:p>
          </table:table-cell>
          <table:table-cell table:style-name="ce91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41" office:value-type="string">
            <text:p>Command is do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8: Check change applied from the local file</text:p>
          </table:table-cell>
          <table:table-cell table:style-name="ce141" office:value-type="string">
            <text:p>- Go to the home page of Acme</text:p>
          </table:table-cell>
          <table:table-cell table:style-name="ce141" office:value-type="string">
            <text:p>There's link to eXo site on portlet header (Latest News on the right)</text:p>
            <text:p/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83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SOC\Share a Document in Stream</text:p>
          </table:table-cell>
          <table:table-cell table:style-name="ce132" office:value-type="string">
            <text:p>Attach a DMS Document link to status update</text:p>
          </table:table-cell>
          <table:table-cell table:style-name="ce91" office:value-type="string">
            <text:p>Step 1: Create DMS document</text:p>
          </table:table-cell>
          <table:table-cell table:style-name="ce133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33" office:value-type="string">
            <text:p>File is up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2: Show form to select document to share</text:p>
          </table:table-cell>
          <table:table-cell table:style-name="ce133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48" office:value-type="string">
            <text:p>Select node form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3: Select node</text:p>
          </table:table-cell>
          <table:table-cell table:style-name="ce133" office:value-type="string">
            <text:p>- Browse Public folder from left pane</text:p>
            <text:p>- Click icon to select uploaded file at step 1 in right pane</text:p>
          </table:table-cell>
          <table:table-cell table:style-name="ce133" office:value-type="string">
            <text:p>The document is listed &amp; ready to be shar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4: Share document</text:p>
          </table:table-cell>
          <table:table-cell table:style-name="ce133" office:value-type="string">
            <text:p>Click Share</text:p>
          </table:table-cell>
          <table:table-cell table:style-name="ce148" office:value-type="string">
            <text:p>A new activity is created. It contains a link to download to the document.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9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83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135" office:value-type="string">
            <text:p>Detach a file to DMS</text:p>
          </table:table-cell>
          <table:table-cell table:style-name="ce91" office:value-type="string">
            <text:p>Step 1: Add new mail account</text:p>
          </table:table-cell>
          <table:table-cell table:style-name="ce133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33" office:value-type="string">
            <text:p>New mail account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2: Check mail from server</text:p>
          </table:table-cell>
          <table:table-cell table:style-name="ce133" office:value-type="string">
            <text:p>Click Get Mail</text:p>
          </table:table-cell>
          <table:table-cell table:style-name="ce133" office:value-type="string">
            <text:p>- Get Mail action is done</text:p>
            <text:p>- Mails from server are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3: View mail with attachment</text:p>
          </table:table-cell>
          <table:table-cell table:style-name="ce133" office:value-type="string">
            <text:p>Click on the mail contains attachment</text:p>
          </table:table-cell>
          <table:table-cell table:style-name="ce133" office:value-type="string">
            <text:p>Mail content is displayed at the bottom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4: Open form to Save attachment to sever</text:p>
          </table:table-cell>
          <table:table-cell table:style-name="ce133" office:value-type="string">
            <text:p>In the Attachment part of mail detail: click Save to DMS</text:p>
          </table:table-cell>
          <table:table-cell table:style-name="ce133" office:value-type="string">
            <text:p>Save a file to server form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5: Select path to store the attachment</text:p>
          </table:table-cell>
          <table:table-cell table:style-name="ce133" office:value-type="string">
            <text:p>- Select Private drive from left pane then click icon to select a folder from right pane to store the attachment</text:p>
          </table:table-cell>
          <table:table-cell table:style-name="ce133" office:value-type="string">
            <text:p>A message is shown to alert save attachment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6: Check after saved</text:p>
            <text:p/>
          </table:table-cell>
          <table:table-cell table:style-name="ce133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33" office:value-type="string">
            <text:p>There's the attachment file in the mail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3" office:value-type="string">
            <text:p>INT_COL_M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135" office:value-type="string">
            <text:p>Attach a file from server while composing new mail</text:p>
          </table:table-cell>
          <table:table-cell table:style-name="ce141" office:value-type="string">
            <text:p>Step 1: Add document</text:p>
          </table:table-cell>
          <table:table-cell table:style-name="ce141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41" office:value-type="string">
            <text:p>Document/upload fil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8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2: Add new mail account</text:p>
          </table:table-cell>
          <table:table-cell table:style-name="ce133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33" office:value-type="string">
            <text:p>New mail account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3: Show form to compose new mail</text:p>
          </table:table-cell>
          <table:table-cell table:style-name="ce133" office:value-type="string">
            <text:p>Click Write Mail</text:p>
          </table:table-cell>
          <table:table-cell table:style-name="ce133" office:value-type="string">
            <text:p>Compose a new message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4: Show form to select document</text:p>
          </table:table-cell>
          <table:table-cell table:style-name="ce133" office:value-type="string">
            <text:p>Click Attach a server file</text:p>
          </table:table-cell>
          <table:table-cell table:style-name="ce133" office:value-type="string">
            <text:p>Attach a file from server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5: Select file to attach</text:p>
          </table:table-cell>
          <table:table-cell table:style-name="ce133" office:value-type="string">
            <text:p>Browse Private drive from left pane &amp; select any file from right pane</text:p>
          </table:table-cell>
          <table:table-cell table:style-name="ce133" office:value-type="string">
            <text:p>Selected file is listed in attachments list in compose mail form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6: Send mail</text:p>
          </table:table-cell>
          <table:table-cell table:style-name="ce133" office:value-type="string">
            <text:p>- Input receiver, mail subject, content &amp; click Send</text:p>
          </table:table-cell>
          <table:table-cell table:style-name="ce133" office:value-type="string">
            <text:p>Mail is sent with attached fil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83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S\Space Calendar</text:p>
          </table:table-cell>
          <table:table-cell table:style-name="ce135" office:value-type="string">
            <text:p>Add a calendar for my spaces members</text:p>
          </table:table-cell>
          <table:table-cell table:style-name="ce91" office:value-type="string">
            <text:p>Step 1: Add new space</text:p>
          </table:table-cell>
          <table:table-cell table:style-name="ce1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3" office:value-type="string">
            <text:p>New spac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2: Open space</text:p>
          </table:table-cell>
          <table:table-cell table:style-name="ce133" office:value-type="string">
            <text:p>- Click on the space from list to view added space</text:p>
          </table:table-cell>
          <table:table-cell table:style-name="ce133" office:value-type="string">
            <text:p>The spac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33" office:value-type="string">
            <text:p>- Click Space Settings in left pane</text:p>
          </table:table-cell>
          <table:table-cell table:style-name="ce133" office:value-type="string">
            <text:p>Space settings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4: Add application</text:p>
          </table:table-cell>
          <table:table-cell table:style-name="ce133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33" office:value-type="string">
            <text:p>Added Calendar portlet appears in Applications list of current space with name was added more random number</text:p>
            <text:p><text:span text:style-name="T16">(besides, there's another </text:span><text:span text:style-name="T16">calendar for space created </text:span><text:span text:style-name="T16">automatically right after the </text:span><text:span text:style-name="T16">space is added)</text:span>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5: Check after adding calendar into space</text:p>
          </table:table-cell>
          <table:table-cell table:style-name="ce133" office:value-type="string">
            <text:p>- Go to Added calendar application</text:p>
            <text:p/>
          </table:table-cell>
          <table:table-cell table:style-name="ce141" office:value-type="string">
            <text:p>- Calendar is display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83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S\Publish Calendar Activities in Stream</text:p>
          </table:table-cell>
          <table:table-cell table:style-name="ce135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1: Add space</text:p>
          </table:table-cell>
          <table:table-cell table:style-name="ce133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41" office:value-type="string">
            <text:p>- A new calendar for space is added <text:span text:style-name="T17">(</text:span>besides, there's another calendar for space created automatically right after the space is added<text:span text:style-name="T17">)</text:span>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1" office:value-type="string">
            <text:p>his space disappears from Publics list &amp; is <text:s/>listed in Pendings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1" office:value-type="string">
            <text:p>“john” disappears from pending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33" office:value-type="string">
            <text:p>- Back to "john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5: Add event</text:p>
          </table:table-cell>
          <table:table-cell table:style-name="ce133" office:value-type="string">
            <text:p>- "john" open calendar application</text:p>
            <text:p>- Add new event on added calendar of joined space</text:p>
          </table:table-cell>
          <table:table-cell table:style-name="ce141" office:value-type="string">
            <text:p>New event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6: Check adding event as space activity</text:p>
          </table:table-cell>
          <table:table-cell table:style-name="ce133" office:value-type="string">
            <text:p>- "john" back to Home page</text:p>
            <text:p>- Click Spaces button</text:p>
          </table:table-cell>
          <table:table-cell table:style-name="ce141" office:value-type="string">
            <text:p>There's an activity for added even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83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KS\Space Forum</text:p>
          </table:table-cell>
          <table:table-cell table:style-name="ce135" office:value-type="string">
            <text:p>As a space manager, I can add a forum for my spaces members</text:p>
          </table:table-cell>
          <table:table-cell table:style-name="ce91" office:value-type="string">
            <text:p>Step 1: Add new space</text:p>
          </table:table-cell>
          <table:table-cell table:style-name="ce1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3" office:value-type="string">
            <text:p>New spac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2: Open space</text:p>
          </table:table-cell>
          <table:table-cell table:style-name="ce133" office:value-type="string">
            <text:p>- Click on the space from list to view added space</text:p>
          </table:table-cell>
          <table:table-cell table:style-name="ce133" office:value-type="string">
            <text:p>The spac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33" office:value-type="string">
            <text:p>- Click Space Settings in left pane</text:p>
          </table:table-cell>
          <table:table-cell table:style-name="ce133" office:value-type="string">
            <text:p>Space settings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4: Add application</text:p>
          </table:table-cell>
          <table:table-cell table:style-name="ce133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33" office:value-type="string">
            <text:p>Forum portlet appears in Applications list of current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5: Check after adding Forum into space</text:p>
          </table:table-cell>
          <table:table-cell table:style-name="ce133" office:value-type="string">
            <text:p>- Back to Home page</text:p>
            <text:p>- Go to Forum application</text:p>
            <text:p/>
          </table:table-cell>
          <table:table-cell table:style-name="ce141" office:value-type="string">
            <text:p>A category and a default forum has been created for the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133" office:value-type="string">
            <text:p>Step 6: Check default moderator on added Forum of space</text:p>
          </table:table-cell>
          <table:table-cell table:style-name="ce133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3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83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132" office:value-type="string">
            <text:p>As a space user, my posts in the space forum are published in the space activity stream</text:p>
          </table:table-cell>
          <table:table-cell table:style-name="ce133" office:value-type="string">
            <text:p>Step 1: Add space with Forum application</text:p>
          </table:table-cell>
          <table:table-cell table:style-name="ce133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33" office:value-type="string">
            <text:p>New space with Forum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1" office:value-type="string">
            <text:p>his space disappears from Publics list &amp; is <text:s/>listed in Pendings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1" office:value-type="string">
            <text:p>“john” disappears from pending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33" office:value-type="string">
            <text:p>- Back to "john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33" office:value-type="string">
            <text:p>Step 5: Jump to space forum</text:p>
          </table:table-cell>
          <table:table-cell table:style-name="ce133" office:value-type="string">
            <text:p>- Click on the new joined space in space list</text:p>
            <text:p>- Click Forum portlet in left pane</text:p>
          </table:table-cell>
          <table:table-cell table:style-name="ce133" office:value-type="string">
            <text:p>Forum portlet appears, focusing on the forum of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33" office:value-type="string">
            <text:p>Step 6: Start new topic as space member</text:p>
          </table:table-cell>
          <table:table-cell table:style-name="ce133" office:value-type="string">
            <text:p>- "john" click Start topic</text:p>
            <text:p>- Input needed value &amp; click Submit</text:p>
          </table:table-cell>
          <table:table-cell table:style-name="ce133" office:value-type="string">
            <text:p>New topic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33" office:value-type="string">
            <text:p>Step 7: Check updating activity in space</text:p>
          </table:table-cell>
          <table:table-cell table:style-name="ce133" office:value-type="string">
            <text:p>- "john" to to Home page</text:p>
          </table:table-cell>
          <table:table-cell table:style-name="ce133" office:value-type="string">
            <text:p>New activity is added for created topic (an activity will be created when a new post is added)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83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132" office:value-type="string">
            <text:p>As a space manager, I can add the Answers application for my spaces members</text:p>
          </table:table-cell>
          <table:table-cell table:style-name="ce91" office:value-type="string">
            <text:p>Step 1: Add new space</text:p>
          </table:table-cell>
          <table:table-cell table:style-name="ce1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3" office:value-type="string">
            <text:p>New spac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2: Open space</text:p>
          </table:table-cell>
          <table:table-cell table:style-name="ce133" office:value-type="string">
            <text:p>- Click on the space from list to view added space</text:p>
          </table:table-cell>
          <table:table-cell table:style-name="ce133" office:value-type="string">
            <text:p>The spac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33" office:value-type="string">
            <text:p>- Click Space Settings in left pane</text:p>
          </table:table-cell>
          <table:table-cell table:style-name="ce133" office:value-type="string">
            <text:p>Space settings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4: Add application</text:p>
          </table:table-cell>
          <table:table-cell table:style-name="ce133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33" office:value-type="string">
            <text:p>Answer portlet appears in Applications list of current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5: Check after adding Answer into space</text:p>
          </table:table-cell>
          <table:table-cell table:style-name="ce133" office:value-type="string">
            <text:p>- Click Answer Portlet from left pane</text:p>
            <text:p/>
          </table:table-cell>
          <table:table-cell table:style-name="ce141" office:value-type="string">
            <text:p>In the Answers application, a Category has been created for the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133" office:value-type="string">
            <text:p>Step 6: Check default moderator on added Category in Answer of space</text:p>
          </table:table-cell>
          <table:table-cell table:style-name="ce133" office:value-type="string">
            <text:p>- In Answer application (focusing on space added category): click on Category <text:s/>in Action bar then select Edit</text:p>
          </table:table-cell>
          <table:table-cell table:style-name="ce13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83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32" office:value-type="string">
            <text:p>As a space user, my questions in the space Answers are published in the space activity stream</text:p>
            <text:p/>
          </table:table-cell>
          <table:table-cell table:style-name="ce133" office:value-type="string">
            <text:p>Step 1: Add space with Answer application</text:p>
          </table:table-cell>
          <table:table-cell table:style-name="ce13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33" office:value-type="string">
            <text:p>New space with Answer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2: Request to join space</text:p>
          </table:table-cell>
          <table:table-cell table:style-name="ce1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1" office:value-type="string">
            <text:p>This space disappears from Publics list &amp; is <text:s/>listed in Pendings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3: Approve the request</text:p>
          </table:table-cell>
          <table:table-cell table:style-name="ce1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1" office:value-type="string">
            <text:p>“john” disappears from pending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4: Check after being approved</text:p>
          </table:table-cell>
          <table:table-cell table:style-name="ce133" office:value-type="string">
            <text:p>- Back to "john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33" office:value-type="string">
            <text:p>Step 5: Jump to space Answer</text:p>
          </table:table-cell>
          <table:table-cell table:style-name="ce133" office:value-type="string">
            <text:p>- Click on the new joined space in space list</text:p>
            <text:p>- Click Answer portlet in left pane</text:p>
          </table:table-cell>
          <table:table-cell table:style-name="ce133" office:value-type="string">
            <text:p>Answer portlet appears, focusing on the category of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33" office:value-type="string">
            <text:p>Step 6: Submit question</text:p>
          </table:table-cell>
          <table:table-cell table:style-name="ce133" office:value-type="string">
            <text:p>- "john" click Submit Question from action bar</text:p>
            <text:p>- Input needed value &amp; click Save</text:p>
          </table:table-cell>
          <table:table-cell table:style-name="ce133" office:value-type="string">
            <text:p>New question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33" office:value-type="string">
            <text:p>Step 7: Check updating activity in space</text:p>
          </table:table-cell>
          <table:table-cell table:style-name="ce133" office:value-type="string">
            <text:p>- "john" to to Home page</text:p>
          </table:table-cell>
          <table:table-cell table:style-name="ce133" office:value-type="string">
            <text:p>In the space activity stream, a new activity has been created, providing summary info about the question and a link to the questio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3" office:value-type="string">
            <text:p>INT_KS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32" office:value-type="string">
            <text:p>Publish answers to space stream</text:p>
          </table:table-cell>
          <table:table-cell table:style-name="ce91" office:value-type="string">
            <text:p>Step 1: Add space with Answer application</text:p>
          </table:table-cell>
          <table:table-cell table:style-name="ce13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33" office:value-type="string">
            <text:p>New space with Answer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2: Add question on space as member</text:p>
          </table:table-cell>
          <table:table-cell table:style-name="ce133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33" office:value-type="string">
            <text:p>New question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3: Answer question as member</text:p>
          </table:table-cell>
          <table:table-cell table:style-name="ce133" office:value-type="string">
            <text:p>- Login by "demo"</text:p>
            <text:p>- Send request to join added space by “root”</text:p>
          </table:table-cell>
          <table:table-cell table:style-name="ce141" office:value-type="string">
            <text:p>This space disappears from Publics list &amp; is <text:s/>listed in Pendings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4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4: Approve the request</text:p>
          </table:table-cell>
          <table:table-cell table:style-name="ce1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41" office:value-type="string">
            <text:p>“demo” disappears from pending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5: Check after being approved</text:p>
          </table:table-cell>
          <table:table-cell table:style-name="ce133" office:value-type="string">
            <text:p>- Back to "demo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33" office:value-type="string">
            <text:p>Step 6: Jump to space Answer</text:p>
          </table:table-cell>
          <table:table-cell table:style-name="ce133" office:value-type="string">
            <text:p>- Click on the new joined space in space list</text:p>
            <text:p>- Click Answer portlet in left pane</text:p>
          </table:table-cell>
          <table:table-cell table:style-name="ce133" office:value-type="string">
            <text:p>Answer portlet appears, focusing on the category of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33" office:value-type="string">
            <text:p>Step 7: Answer the question as space member</text:p>
          </table:table-cell>
          <table:table-cell table:style-name="ce133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49" office:value-type="string">
            <text:p>The answer is add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33" office:value-type="string">
            <text:p>Step 8: Check updating activity in space</text:p>
          </table:table-cell>
          <table:table-cell table:style-name="ce133" office:value-type="string">
            <text:p>- "demo" go to Home page</text:p>
          </table:table-cell>
          <table:table-cell table:style-name="ce133" office:value-type="string">
            <text:p>In the space activity stream, a new activity has been created, providing summary info about the question and a link to the questio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31">
          <table:table-cell table:style-name="ce61"/>
          <table:table-cell table:style-name="ce83"/>
          <table:table-cell table:style-name="ce75"/>
          <table:table-cell table:style-name="ce130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49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/>
          <table:table-cell table:style-name="ce145"/>
          <table:table-cell table:style-name="ce150"/>
          <table:table-cell table:style-name="ce182"/>
          <table:table-cell table:style-name="ce184"/>
          <table:table-cell table:style-name="ce125" table:number-columns-repeated="198"/>
          <table:table-cell/>
        </table:table-row>
        <table:table-row table:style-name="ro50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4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89"/>
          <table:table-cell table:style-name="ce133"/>
          <table:table-cell table:style-name="ce145"/>
          <table:table-cell table:style-name="ce150"/>
          <table:table-cell table:style-name="ce182"/>
          <table:table-cell table:style-name="ce184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5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53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5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35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7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5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7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120"/>
          <table:table-cell table:style-name="ce75"/>
          <table:table-cell table:style-name="ce131"/>
          <table:table-cell table:style-name="ce138"/>
          <table:table-cell table:style-name="ce14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0"/>
          <table:table-cell table:style-name="ce75"/>
          <table:table-cell table:style-name="ce131"/>
          <table:table-cell table:style-name="ce139"/>
          <table:table-cell table:style-name="ce14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40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33"/>
          <table:table-cell table:style-name="ce146"/>
          <table:table-cell table:style-name="ce13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40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33"/>
          <table:table-cell table:style-name="ce146"/>
          <table:table-cell table:style-name="ce13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40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33"/>
          <table:table-cell table:style-name="ce146"/>
          <table:table-cell table:style-name="ce13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40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33"/>
          <table:table-cell table:style-name="ce146"/>
          <table:table-cell table:style-name="ce13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121"/>
          <table:table-cell table:style-name="ce75"/>
          <table:table-cell table:style-name="ce132" table:number-columns-repeated="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21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121"/>
          <table:table-cell table:style-name="ce75"/>
          <table:table-cell table:style-name="ce133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21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79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22"/>
          <table:table-cell table:number-columns-repeated="6"/>
          <table:table-cell table:style-name="ce179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79" table:number-columns-repeated="2"/>
          <table:table-cell table:number-columns-repeated="199"/>
        </table:table-row>
        <table:table-row table:style-name="ro14" table:number-rows-repeated="1048283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15" office:value-type="string">
            <text:p>TEST CASES</text:p>
          </table:table-cell>
          <table:table-cell table:style-name="ce123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185" table:number-columns-repeated="211"/>
          <table:table-cell/>
        </table:table-row>
        <table:table-row table:style-name="ro15">
          <table:table-cell/>
          <table:table-cell table:style-name="ce116" table:number-columns-repeated="2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8"/>
          <table:table-cell/>
        </table:table-row>
        <table:table-row table:style-name="ro55">
          <table:table-cell/>
          <table:table-cell table:style-name="ce117" office:value-type="string">
            <text:p>Function List<text:span text:style-name="T7">:</text:span></text:p>
          </table:table-cell>
          <table:table-cell table:style-name="ce124" table:number-columns-spanned="3" table:number-rows-spanned="1"/>
          <table:covered-table-cell table:number-columns-repeated="2"/>
          <table:table-cell table:number-columns-repeated="2"/>
          <table:table-cell table:style-name="ce147"/>
          <table:table-cell table:style-name="ce179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8"/>
          <table:table-cell/>
        </table:table-row>
        <table:table-row table:style-name="ro17">
          <table:table-cell/>
          <table:table-cell table:style-name="ce117" office:value-type="string">
            <text:p>Total main cases:</text:p>
          </table:table-cell>
          <table:table-cell table:style-name="ce124" table:formula="of:=MAX([.A7:.A1102])" office:value-type="float" office:value="8" table:number-columns-spanned="3" table:number-rows-spanned="1">
            <text:p>8</text:p>
          </table:table-cell>
          <table:covered-table-cell table:style-name="ce129"/>
          <table:covered-table-cell table:style-name="ce124"/>
          <table:table-cell table:number-columns-repeated="2"/>
          <table:table-cell table:style-name="ce147"/>
          <table:table-cell table:style-name="ce179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8"/>
          <table:table-cell/>
        </table:table-row>
        <table:table-row table:style-name="ro15">
          <table:table-cell/>
          <table:table-cell table:style-name="ce188"/>
          <table:table-cell table:style-name="ce125" table:number-columns-repeated="6"/>
          <table:table-cell table:style-name="ce180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25" table:number-columns-repeated="208"/>
          <table:table-cell/>
        </table:table-row>
        <table:table-row table:style-name="ro14">
          <table:table-cell table:style-name="ce113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Name</text:p>
          </table:table-cell>
          <table:table-cell table:style-name="ce126" office:value-type="string">
            <text:p>Description</text:p>
          </table:table-cell>
          <table:table-cell table:style-name="ce126" office:value-type="string">
            <text:p>Steps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Affect</text:p>
          </table:table-cell>
          <table:table-cell table:style-name="ce126" table:number-columns-repeated="9"/>
          <table:table-cell table:style-name="ce215" table:number-columns-repeated="208"/>
        </table:table-row>
        <table:table-row table:style-name="ro44">
          <table:table-cell table:style-name="ce61" office:value-type="float" office:value="1">
            <text:p>001</text:p>
          </table:table-cell>
          <table:table-cell table:style-name="ce83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132" office:value-type="string">
            <text:p>Check link to acme sample site on Welcome page</text:p>
          </table:table-cell>
          <table:table-cell table:style-name="ce133" office:value-type="string">
            <text:p>Step 1: Start server</text:p>
          </table:table-cell>
          <table:table-cell table:style-name="ce141" office:value-type="string">
            <text:p><text:span text:style-name="T18">- Unzip the package</text:span></text:p>
            <text:p><text:span text:style-name="T18">- Open readme.html file, follow </text:span><text:span text:style-name="T18">startup instructions (start </text:span><text:span text:style-name="T18">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41" office:value-type="string">
            <text:p><text:span text:style-name="T16">- In browser, the Platform </text:span><text:span text:style-name="T16">Welcome product page should </text:span><text:span text:style-name="T16">be displayed</text:span></text:p>
            <text:p><text:span text:style-name="T16">- A link to Acme is provided, </text:span><text:span text:style-name="T16">user is taken to acme </text:span><text:span text:style-name="T16">industries sample website</text:span></text:p>
            <text:p><text:span text:style-name="T16"><text:s/></text:span>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33" office:value-type="string">
            <text:p>Step 2: Login acme simple site using existing link</text:p>
          </table:table-cell>
          <table:table-cell table:style-name="ce133" office:value-type="string">
            <text:p>Click on the link: Visit the Acme Website</text:p>
          </table:table-cell>
          <table:table-cell table:style-name="ce149" office:value-type="string">
            <text:p>Show acme site in public mode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4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3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132" office:value-type="string">
            <text:p>Check link to intranet sample site on Welcome page</text:p>
          </table:table-cell>
          <table:table-cell table:style-name="ce133" office:value-type="string">
            <text:p>Step 1: Start server</text:p>
          </table:table-cell>
          <table:table-cell table:style-name="ce141" office:value-type="string">
            <text:p><text:span text:style-name="T18">- Unzip the package</text:span></text:p>
            <text:p><text:span text:style-name="T18">- Open readme.html file, follow </text:span><text:span text:style-name="T18">startup instructions (start </text:span><text:span text:style-name="T18">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41" office:value-type="string">
            <text:p><text:span text:style-name="T16">- In browser, the Platform </text:span><text:span text:style-name="T16">Welcome product page should </text:span><text:span text:style-name="T16">be displayed</text:span></text:p>
            <text:p><text:span text:style-name="T16">- A link to Intranet is provided, </text:span><text:span text:style-name="T16">user is taken to Intranet sample </text:span><text:span text:style-name="T16">website</text:span></text:p>
            <text:p><text:span text:style-name="T16"><text:s/></text:span>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intranet sample site on Welcome page</text:p>
          </table:table-cell>
          <table:table-cell table:style-name="ce133" office:value-type="string">
            <text:p>Step 2: Login acme simple site using existing link</text:p>
          </table:table-cell>
          <table:table-cell table:style-name="ce133" office:value-type="string">
            <text:p>Click on the link: Visit the Acme Social Intranet</text:p>
          </table:table-cell>
          <table:table-cell table:style-name="ce149" office:value-type="string">
            <text:p>Show intranet site in public mode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0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3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134" office:value-type="string">
            <text:p>Check access document from Welcome page</text:p>
          </table:table-cell>
          <table:table-cell table:style-name="ce133" office:value-type="string">
            <text:p>Step 1: Start server</text:p>
          </table:table-cell>
          <table:table-cell table:style-name="ce141" office:value-type="string">
            <text:p><text:span text:style-name="T18">- Unzip the package</text:span></text:p>
            <text:p><text:span text:style-name="T18">- Open readme.html file, follow </text:span><text:span text:style-name="T18">startup instructions (start </text:span><text:span text:style-name="T18">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41" office:value-type="string">
            <text:p><text:span text:style-name="T16">- In browser, the Platform </text:span><text:span text:style-name="T16">Welcome product page should </text:span><text:span text:style-name="T16">be displayed</text:span></text:p>
            <text:p><text:span text:style-name="T16">A link to Admin Guide, </text:span><text:span text:style-name="T16">Developer Guide and user </text:span><text:span text:style-name="T16">Manuals is provided.</text:span>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document from Welcome page</text:p>
          </table:table-cell>
          <table:table-cell table:style-name="ce133" office:value-type="string">
            <text:p>Step 2: Show document from link</text:p>
          </table:table-cell>
          <table:table-cell table:style-name="ce133" office:value-type="string">
            <text:p>Click on the link to <text:span text:style-name="T16">Admin </text:span><text:span text:style-name="T16">Guide, Developer Guide and </text:span><text:span text:style-name="T16">user Manuals </text:span></text:p>
          </table:table-cell>
          <table:table-cell table:style-name="ce133" office:value-type="string">
            <text:p>Corresponding document will be show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83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132" office:value-type="string">
            <text:p>Check access site from link</text:p>
          </table:table-cell>
          <table:table-cell table:style-name="ce133" office:value-type="string">
            <text:p>Step 1: Start server</text:p>
          </table:table-cell>
          <table:table-cell table:style-name="ce141" office:value-type="string">
            <text:p><text:span text:style-name="T18">- Unzip the package</text:span></text:p>
            <text:p><text:span text:style-name="T18">- Open readme.html file, follow </text:span><text:span text:style-name="T18">startup instructions (start </text:span><text:span text:style-name="T18">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41" office:value-type="string">
            <text:p><text:span text:style-name="T16">- In browser, the Platform </text:span><text:span text:style-name="T16">Welcome product page should </text:span><text:span text:style-name="T16">be displayed</text:span></text:p>
            <text:p><text:span text:style-name="T16">- There're Links to exo support, </text:span><text:span text:style-name="T16">exo website, exo forums and </text:span><text:span text:style-name="T16">eXo blog</text:span>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5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site from link</text:p>
          </table:table-cell>
          <table:table-cell table:style-name="ce133" office:value-type="string">
            <text:p>Step 2: Go to site from link</text:p>
          </table:table-cell>
          <table:table-cell table:style-name="ce133" office:value-type="string">
            <text:p>Click on the link to <text:span text:style-name="T16">exo support, </text:span><text:span text:style-name="T16">exo website, exo forums and </text:span><text:span text:style-name="T16">eXo blog</text:span></text:p>
          </table:table-cell>
          <table:table-cell table:style-name="ce133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2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83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35" office:value-type="string">
            <text:p>Check sign in intranet site</text:p>
          </table:table-cell>
          <table:table-cell table:style-name="ce133" office:value-type="string">
            <text:p>Step 1: Go to Intranet public</text:p>
          </table:table-cell>
          <table:table-cell table:style-name="ce13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33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sign in intranet site</text:p>
          </table:table-cell>
          <table:table-cell table:style-name="ce133" office:value-type="string">
            <text:p>Step 2: Login by provided user</text:p>
          </table:table-cell>
          <table:table-cell table:style-name="ce133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33" office:value-type="string">
            <text:p>You're redirected to the intranet homepage (tree columns with activities and gadgets)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83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35" office:value-type="string">
            <text:p>Check Register from Welcome page in public mode</text:p>
          </table:table-cell>
          <table:table-cell table:style-name="ce133" office:value-type="string">
            <text:p>Step 1: Go to Intranet public</text:p>
          </table:table-cell>
          <table:table-cell table:style-name="ce13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33" office:value-type="string">
            <text:p>- The page displays a welcome text</text:p>
            <text:p>- There's a Register button allows user add new account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33" office:value-type="string">
            <text:p>Step 2: Register new account</text:p>
          </table:table-cell>
          <table:table-cell table:style-name="ce133" office:value-type="string">
            <text:p>- Click on Register button</text:p>
            <text:p>- Input needed values for fields</text:p>
            <text:p>- Click Subscribe</text:p>
          </table:table-cell>
          <table:table-cell table:style-name="ce133" office:value-type="string">
            <text:p>There's message alert new account is add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33" office:value-type="string">
            <text:p>Step 3: Back to Welcome page</text:p>
          </table:table-cell>
          <table:table-cell table:style-name="ce133" office:value-type="string">
            <text:p>Click on the ACME logo at the top left of screen</text:p>
          </table:table-cell>
          <table:table-cell table:style-name="ce133" office:value-type="string">
            <text:p>Welcome page is show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42" office:value-type="string">
            <text:p>Step 4: Login by new added account</text:p>
          </table:table-cell>
          <table:table-cell table:style-name="ce133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33" office:value-type="string">
            <text:p>You're redirected to the intranet homepage (tree columns with activities and gadgets)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0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83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BUItin UI\Acme Industry Website\Acme Industry Social Intranet\Access to Social Spaces</text:p>
          </table:table-cell>
          <table:table-cell table:style-name="ce135" office:value-type="string">
            <text:p>Check updating my space gadget in Home page after added/joined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- Login intranet site by a normal account</text:p>
          </table:table-cell>
          <table:table-cell table:style-name="ce141" office:value-type="string">
            <text:p>You're redirected to the intranet homepage (tree columns with activities and gadgets)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33" office:value-type="string">
            <text:p>Step 2: Show spaces directory</text:p>
          </table:table-cell>
          <table:table-cell table:style-name="ce133" office:value-type="string">
            <text:p>- In gadget My Spaces, click on "Show All"</text:p>
          </table:table-cell>
          <table:table-cell table:style-name="ce133" office:value-type="string">
            <text:p>You are redirected to the spaces directory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42" office:value-type="string">
            <text:p>Step 3: Add new space</text:p>
          </table:table-cell>
          <table:table-cell table:style-name="ce133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33" office:value-type="string">
            <text:p>New added space is listed in spaces directory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33" office:value-type="string">
            <text:p>Step 4: Check updating My space gadget after added new space</text:p>
          </table:table-cell>
          <table:table-cell table:style-name="ce133" office:value-type="string">
            <text:p>Click Home to show intranet Home page</text:p>
          </table:table-cell>
          <table:table-cell table:style-name="ce133" office:value-type="string">
            <text:p>The spaces joined should have been added to the List in My Spaces gadget.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0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83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BUItin UI\Acme Industry Website\Acme Industry Social Intranet\Access to activity</text:p>
          </table:table-cell>
          <table:table-cell table:style-name="ce130" office:value-type="string">
            <text:p>View My stream, My friends activities and activities of my spaces</text:p>
          </table:table-cell>
          <table:table-cell table:style-name="ce133" office:value-type="string">
            <text:p>Step 1: Show My activities page</text:p>
          </table:table-cell>
          <table:table-cell table:style-name="ce133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41" office:value-type="string">
            <text:p>My Activities page is show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2: Invite a connection</text:p>
          </table:table-cell>
          <table:table-cell table:style-name="ce141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33" office:value-type="string">
            <text:p>There's note that John was invit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41" office:value-type="string">
            <text:p>Step 3: Check receiving invitation</text:p>
          </table:table-cell>
          <table:table-cell table:style-name="ce133" office:value-type="string">
            <text:p>- Login by John</text:p>
            <text:p><text:span text:style-name="T16">- Mouse over the demo's name </text:span><text:span text:style-name="T16">on the top right of screen then </text:span><text:span text:style-name="T16">select My Activities</text:span></text:p>
            <text:p><text:span text:style-name="T16">- Click on Connection on the </text:span><text:span text:style-name="T16">left</text:span></text:p>
            <text:p><text:span text:style-name="T16">- Click Incoming in My </text:span><text:span text:style-name="T16">connections</text:span></text:p>
          </table:table-cell>
          <table:table-cell table:style-name="ce133" office:value-type="string">
            <text:p>Demo is listed in Invitations waiting for your answer list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4: Accept the invitation</text:p>
          </table:table-cell>
          <table:table-cell table:style-name="ce133" office:value-type="string">
            <text:p>Click Accept icon at the line of demo</text:p>
          </table:table-cell>
          <table:table-cell table:style-name="ce133" office:value-type="string">
            <text:p>Demo disappears from list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5: Share comment by Demo</text:p>
          </table:table-cell>
          <table:table-cell table:style-name="ce133" office:value-type="string">
            <text:p>Demo goes to Home page &amp; write comment to share</text:p>
          </table:table-cell>
          <table:table-cell table:style-name="ce133" office:value-type="string">
            <text:p>Comment is added as activity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6: Share comment by John</text:p>
          </table:table-cell>
          <table:table-cell table:style-name="ce133" office:value-type="string">
            <text:p>John goes to Home page &amp; write comment to share</text:p>
          </table:table-cell>
          <table:table-cell table:style-name="ce133" office:value-type="string">
            <text:p>Comment is added as activity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42" office:value-type="string">
            <text:p>Step 7: Check activities of friends in connection</text:p>
          </table:table-cell>
          <table:table-cell table:style-name="ce133" office:value-type="string">
            <text:p>- Demo go to Home page of intranet site</text:p>
            <text:p>- Click Connection in the center</text:p>
          </table:table-cell>
          <table:table-cell table:style-name="ce133" office:value-type="string">
            <text:p>Activities by John &amp; Demo are all list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8: Check activities of current user</text:p>
          </table:table-cell>
          <table:table-cell table:style-name="ce133" office:value-type="string">
            <text:p>Demo click My Status in the center of Home page</text:p>
          </table:table-cell>
          <table:table-cell table:style-name="ce133" office:value-type="string">
            <text:p>Only activities by Demo are list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9: Add space</text:p>
          </table:table-cell>
          <table:table-cell table:style-name="ce133" office:value-type="string">
            <text:p>- Demo clicks Show all on My Space on the left</text:p>
            <text:p><text:span text:style-name="T16">- Click Add new space</text:span></text:p>
            <text:p><text:span text:style-name="T16">- Input Space Name</text:span></text:p>
            <text:p><text:span text:style-name="T16">- Click Create</text:span></text:p>
          </table:table-cell>
          <table:table-cell table:style-name="ce133" office:value-type="string">
            <text:p>New space is add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10: Comment on added space</text:p>
          </table:table-cell>
          <table:table-cell table:style-name="ce133" office:value-type="string">
            <text:p>- Demo select added space</text:p>
            <text:p>- Write comment &amp; share</text:p>
          </table:table-cell>
          <table:table-cell table:style-name="ce133" office:value-type="string">
            <text:p>Comment is add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11: Show all activities of current user on his spaces</text:p>
          </table:table-cell>
          <table:table-cell table:style-name="ce133" office:value-type="string">
            <text:p>- Demo back to Home page and click Spaces in centre of Home page</text:p>
          </table:table-cell>
          <table:table-cell table:style-name="ce133" office:value-type="string">
            <text:p>All activities on added/joined space of Demo are list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46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2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3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4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4"/>
          <table:table-cell table:style-name="ce133" table:number-columns-repeated="2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3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4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4"/>
          <table:table-cell table:style-name="ce133" table:number-columns-repeated="2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146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203"/>
          <table:table-cell table:style-name="ce146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46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31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57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2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5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4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/>
          <table:table-cell table:style-name="ce135"/>
          <table:table-cell table:style-name="ce133"/>
          <table:table-cell table:style-name="ce146" table:number-columns-repeated="2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2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/>
          <table:table-cell table:style-name="ce133" table:number-columns-repeated="2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5"/>
          <table:table-cell table:style-name="ce148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5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5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91"/>
          <table:table-cell table:style-name="ce132"/>
          <table:table-cell table:style-name="ce133" table:number-columns-repeated="2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59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0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2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2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62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3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3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64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5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5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6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67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8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50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51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29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2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69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0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4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5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68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6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7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8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9">
          <table:table-cell table:style-name="ce61"/>
          <table:table-cell table:style-name="ce189"/>
          <table:table-cell table:style-name="ce75"/>
          <table:table-cell table:style-name="ce132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6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0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26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60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64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49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2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83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66">
          <table:table-cell table:style-name="ce61"/>
          <table:table-cell table:style-name="ce189"/>
          <table:table-cell table:style-name="ce75"/>
          <table:table-cell table:style-name="ce132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4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3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5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2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6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133"/>
          <table:table-cell table:style-name="ce91"/>
          <table:table-cell table:style-name="ce13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/>
          <table:table-cell table:style-name="ce200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2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4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0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2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200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2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/>
          <table:table-cell table:style-name="ce91" table:number-columns-repeated="2"/>
          <table:table-cell table:style-name="ce212"/>
          <table:table-cell table:style-name="ce179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201"/>
          <table:table-cell table:style-name="ce202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202" table:number-columns-repeated="2"/>
          <table:table-cell table:style-name="ce208"/>
          <table:table-cell table:style-name="ce202"/>
          <table:table-cell table:style-name="ce212"/>
          <table:table-cell table:style-name="ce179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202" table:number-columns-repeated="4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202"/>
          <table:table-cell table:style-name="ce204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/>
          <table:table-cell table:style-name="ce200"/>
          <table:table-cell table:style-name="ce91" table:number-columns-repeated="3"/>
          <table:table-cell table:style-name="ce212"/>
          <table:table-cell table:style-name="ce213"/>
          <table:table-cell table:style-name="ce214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2"/>
          <table:table-cell table:style-name="ce207"/>
          <table:table-cell table:style-name="ce91"/>
          <table:table-cell table:style-name="ce212"/>
          <table:table-cell table:style-name="ce213"/>
          <table:table-cell table:style-name="ce214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/>
          <table:table-cell table:style-name="ce91" table:number-columns-repeated="2"/>
          <table:table-cell table:style-name="ce212"/>
          <table:table-cell table:style-name="ce213"/>
          <table:table-cell table:style-name="ce214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 table:number-columns-repeated="3"/>
          <table:table-cell table:style-name="ce212"/>
          <table:table-cell table:style-name="ce213"/>
          <table:table-cell table:style-name="ce214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90"/>
          <table:table-cell table:number-columns-repeated="6"/>
          <table:table-cell table:style-name="ce179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79" table:number-columns-repeated="2"/>
          <table:table-cell table:number-columns-repeated="217"/>
        </table:table-row>
        <table:table-row table:style-name="ro14" table:number-rows-repeated="1048248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8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15" office:value-type="string">
            <text:p>TEST CASES</text:p>
          </table:table-cell>
          <table:table-cell table:style-name="ce123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 table:style-name="ce225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85" table:number-columns-repeated="210"/>
          <table:table-cell/>
        </table:table-row>
        <table:table-row table:style-name="ro15">
          <table:table-cell/>
          <table:table-cell table:style-name="ce116" table:number-columns-repeated="2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7"/>
          <table:table-cell/>
        </table:table-row>
        <table:table-row table:style-name="ro27">
          <table:table-cell/>
          <table:table-cell table:style-name="ce117" office:value-type="string">
            <text:p>Function List<text:span text:style-name="T7">:</text:span></text:p>
          </table:table-cell>
          <table:table-cell table:style-name="ce124" table:number-columns-spanned="3" table:number-rows-spanned="1"/>
          <table:covered-table-cell table:number-columns-repeated="2"/>
          <table:table-cell table:number-columns-repeated="2"/>
          <table:table-cell table:style-name="ce147"/>
          <table:table-cell table:style-name="ce179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7"/>
          <table:table-cell/>
        </table:table-row>
        <table:table-row table:style-name="ro17">
          <table:table-cell/>
          <table:table-cell table:style-name="ce117" office:value-type="string">
            <text:p>Total main cases</text:p>
          </table:table-cell>
          <table:table-cell table:style-name="ce124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47"/>
          <table:table-cell table:style-name="ce179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7"/>
          <table:table-cell/>
        </table:table-row>
        <table:table-row table:style-name="ro15">
          <table:table-cell/>
          <table:table-cell table:style-name="ce216"/>
          <table:table-cell table:style-name="ce125" table:number-columns-repeated="6"/>
          <table:table-cell table:style-name="ce180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25" table:number-columns-repeated="207"/>
          <table:table-cell/>
        </table:table-row>
        <table:table-row table:style-name="ro14">
          <table:table-cell table:style-name="ce113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Name</text:p>
          </table:table-cell>
          <table:table-cell table:style-name="ce126" office:value-type="string">
            <text:p>Description</text:p>
          </table:table-cell>
          <table:table-cell table:style-name="ce126" office:value-type="string">
            <text:p>Steps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Affect</text:p>
          </table:table-cell>
          <table:table-cell table:style-name="ce126" table:number-columns-repeated="2"/>
          <table:table-cell table:style-name="ce226"/>
          <table:table-cell table:style-name="ce126" table:number-columns-repeated="6"/>
          <table:table-cell table:style-name="ce215" table:number-columns-repeated="207"/>
        </table:table-row>
        <table:table-row table:style-name="ro34">
          <table:table-cell table:style-name="ce61" office:value-type="float" office:value="1">
            <text:p>001</text:p>
          </table:table-cell>
          <table:table-cell table:style-name="ce189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Minimal</text:p>
          </table:table-cell>
          <table:table-cell table:style-name="ce219" office:value-type="string">
            <text:p>Activate minimal profile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minimal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9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0" office:value-type="string">
            <text:p>System Administration/Startup Profiles/Minimal</text:p>
          </table:table-cell>
          <table:table-cell table:style-name="ce220" office:value-type="string">
            <text:p>Activate minimal profile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9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0" office:value-type="string">
            <text:p>System Administration/Startup Profiles/Minimal</text:p>
          </table:table-cell>
          <table:table-cell table:style-name="ce220" office:value-type="string">
            <text:p>Activate minimal profile</text:p>
          </table:table-cell>
          <table:table-cell table:style-name="ce91" office:value-type="string">
            <text:p>Step 3: Check by user</text:p>
          </table:table-cell>
          <table:table-cell table:style-name="ce220" office:value-type="string">
            <text:p>- Login as any user</text:p>
          </table:table-cell>
          <table:table-cell table:style-name="ce222" office:value-type="string">
            <text:p>Toolbar and all acme features should be functional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9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0" office:value-type="string">
            <text:p>System Administration/Startup Profiles/Minimal</text:p>
          </table:table-cell>
          <table:table-cell table:style-name="ce220" office:value-type="string">
            <text:p>Activate minimal profile</text:p>
          </table:table-cell>
          <table:table-cell table:style-name="ce91" office:value-type="string">
            <text:p>Step 4: Check Intranet Home page</text:p>
          </table:table-cell>
          <table:table-cell table:style-name="ce222" office:value-type="string">
            <text:p>Go to localhost:8080/portal/private/intranet</text:p>
          </table:table-cell>
          <table:table-cell table:style-name="ce222" office:value-type="string">
            <text:p>Gadgets and portlets do not display well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9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Workflow</text:p>
          </table:table-cell>
          <table:table-cell table:style-name="ce219" office:value-type="string">
            <text:p>Activate workflow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default,workflow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workflow, tomcat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4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91" office:value-type="string">
            <text:p>Step 4: Check that JBPM is starting</text:p>
          </table:table-cell>
          <table:table-cell table:style-name="ce222" office:value-type="string">
            <text:p>Find in startup console</text:p>
          </table:table-cell>
          <table:table-cell table:style-name="ce222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91" office:value-type="string">
            <text:p>Step 5: Import Application</text:p>
          </table:table-cell>
          <table:table-cell table:style-name="ce222" office:value-type="string">
            <text:p>- Go to Application Registry</text:p>
            <text:p>- Click Import Application</text:p>
          </table:table-cell>
          <table:table-cell table:style-name="ce222" office:value-type="string">
            <text:p>All applications are import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91" office:value-type="string">
            <text:p>Step 6: Check WF page</text:p>
          </table:table-cell>
          <table:table-cell table:style-name="ce222" office:value-type="string">
            <text:p>- Login acme site</text:p>
            <text:p>- Add new page with Workflow Controller portlet</text:p>
          </table:table-cell>
          <table:table-cell table:style-name="ce222" office:value-type="string">
            <text:p>- Page is added</text:p>
            <text:p>- There're payraise and holidays sample processes are listed in BP Definition Controller tab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9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Social</text:p>
          </table:table-cell>
          <table:table-cell table:style-name="ce219" office:value-type="string">
            <text:p>Activate social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social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tomcat, social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not display anything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220" office:value-type="string">
            <text:p>Step 6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17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19" office:value-type="string">
            <text:p>Deactivate social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collaboration,knowledge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collaboration, knowledge, tomcat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not display anything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220" office:value-type="string">
            <text:p>Step 6: Check toolbar</text:p>
          </table:table-cell>
          <table:table-cell table:style-name="ce220" office:value-type="string">
            <text:p>Check toolbar</text:p>
          </table:table-cell>
          <table:table-cell table:style-name="ce220" office:value-type="string">
            <text:p>In toolbar, social-related menus should not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25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9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Collaboration</text:p>
          </table:table-cell>
          <table:table-cell table:style-name="ce219" office:value-type="string">
            <text:p>Activate collaboration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collaboration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collaboration, tomcat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display properly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220" office:value-type="string">
            <text:p>Step 5: Check Chat bar</text:p>
          </table:table-cell>
          <table:table-cell table:style-name="ce220" office:value-type="string">
            <text:p>Check Chat bar</text:p>
          </table:table-cell>
          <table:table-cell table:style-name="ce220" office:value-type="string">
            <text:p>Chat bar should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197" office:value-type="string">
            <text:p>Step 6: Check Mail portlet</text:p>
          </table:table-cell>
          <table:table-cell table:style-name="ce197" office:value-type="string">
            <text:p>Click Mail icon at the bottom left of Home page</text:p>
          </table:table-cell>
          <table:table-cell table:style-name="ce220" office:value-type="string">
            <text:p>Mail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197" office:value-type="string">
            <text:p>Step 7: Check Calendar portlet</text:p>
          </table:table-cell>
          <table:table-cell table:style-name="ce197" office:value-type="string">
            <text:p>Click calendar icon at the bottom left of Home page</text:p>
          </table:table-cell>
          <table:table-cell table:style-name="ce220" office:value-type="string">
            <text:p>Calendar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197" office:value-type="string">
            <text:p>Step 8: Check Contact portlet</text:p>
          </table:table-cell>
          <table:table-cell table:style-name="ce197" office:value-type="string">
            <text:p>Click Contact icon at the bottom left of Home page</text:p>
          </table:table-cell>
          <table:table-cell table:style-name="ce220" office:value-type="string">
            <text:p>Contact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197" office:value-type="string">
            <text:p>Step 9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220" office:value-type="string">
            <text:p>Step 10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17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19" office:value-type="string">
            <text:p>Deactivate collaboration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knowledge,social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knowledge, tomcat, social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not display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work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220" office:value-type="string">
            <text:p>Step 6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220" office:value-type="string">
            <text:p>Step 7: Check Chat bar</text:p>
          </table:table-cell>
          <table:table-cell table:style-name="ce220" office:value-type="string">
            <text:p>Check Chat bar</text:p>
          </table:table-cell>
          <table:table-cell table:style-name="ce220" office:value-type="string">
            <text:p>Chat bar should not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65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197" office:value-type="string">
            <text:p>Step 8: Check Mail portlet</text:p>
          </table:table-cell>
          <table:table-cell table:style-name="ce197" office:value-type="string">
            <text:p>Click Mail icon at the bottom left of Home page</text:p>
          </table:table-cell>
          <table:table-cell table:style-name="ce220" office:value-type="string">
            <text:p>Mail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197" office:value-type="string">
            <text:p>Step 9: Check Calendar portlet</text:p>
          </table:table-cell>
          <table:table-cell table:style-name="ce197" office:value-type="string">
            <text:p>Click calendar icon at the bottom left of Home page</text:p>
          </table:table-cell>
          <table:table-cell table:style-name="ce220" office:value-type="string">
            <text:p>Calendar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197" office:value-type="string">
            <text:p>Step 10: Check Contact portlet</text:p>
          </table:table-cell>
          <table:table-cell table:style-name="ce197" office:value-type="string">
            <text:p>Click Contact icon at the bottom left of Home page</text:p>
          </table:table-cell>
          <table:table-cell table:style-name="ce220" office:value-type="string">
            <text:p>Contact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18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Knowledge</text:p>
          </table:table-cell>
          <table:table-cell table:style-name="ce219" office:value-type="string">
            <text:p>Activate knowledge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knowledge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knowledge, tomcat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not display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not work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220" office:value-type="string">
            <text:p>Step 6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220" office:value-type="string">
            <text:p>Step 7: Check Chat bar</text:p>
          </table:table-cell>
          <table:table-cell table:style-name="ce220" office:value-type="string">
            <text:p>Check Chat bar</text:p>
          </table:table-cell>
          <table:table-cell table:style-name="ce220" office:value-type="string">
            <text:p>Chat bar should not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8: Check Mail portlet</text:p>
          </table:table-cell>
          <table:table-cell table:style-name="ce197" office:value-type="string">
            <text:p>Click Mail icon at the bottom left of Home page</text:p>
          </table:table-cell>
          <table:table-cell table:style-name="ce220" office:value-type="string">
            <text:p>Mail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9: Check Calendar portlet</text:p>
          </table:table-cell>
          <table:table-cell table:style-name="ce197" office:value-type="string">
            <text:p>Click calendar icon at the bottom left of Home page</text:p>
          </table:table-cell>
          <table:table-cell table:style-name="ce220" office:value-type="string">
            <text:p>Calendar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87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10: Check Contact portlet</text:p>
          </table:table-cell>
          <table:table-cell table:style-name="ce197" office:value-type="string">
            <text:p>Click Contact icon at the bottom left of Home page</text:p>
          </table:table-cell>
          <table:table-cell table:style-name="ce220" office:value-type="string">
            <text:p>Contact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11: Check Answer portlet</text:p>
          </table:table-cell>
          <table:table-cell table:style-name="ce197" office:value-type="string">
            <text:p>Click Answer link at Home page</text:p>
          </table:table-cell>
          <table:table-cell table:style-name="ce220" office:value-type="string">
            <text:p>Answers portlets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17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19" office:value-type="string">
            <text:p>System Administration/Startup Profiles/Knowledge</text:p>
          </table:table-cell>
          <table:table-cell table:style-name="ce219" office:value-type="string">
            <text:p>Deactivate knowledge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collaboration,social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collaboration, tomcat, social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display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work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220" office:value-type="string">
            <text:p>Step 6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220" office:value-type="string">
            <text:p>Step 7: Check Chat bar</text:p>
          </table:table-cell>
          <table:table-cell table:style-name="ce220" office:value-type="string">
            <text:p>Check Chat bar</text:p>
          </table:table-cell>
          <table:table-cell table:style-name="ce220" office:value-type="string">
            <text:p>Chat bar should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197" office:value-type="string">
            <text:p>Step 8: Check Mail portlet</text:p>
          </table:table-cell>
          <table:table-cell table:style-name="ce197" office:value-type="string">
            <text:p>Click Mail icon at the bottom left of Home page</text:p>
          </table:table-cell>
          <table:table-cell table:style-name="ce220" office:value-type="string">
            <text:p>Mail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197" office:value-type="string">
            <text:p>Step 9: Check Calendar portlet</text:p>
          </table:table-cell>
          <table:table-cell table:style-name="ce197" office:value-type="string">
            <text:p>Click calendar icon at the bottom left of Home page</text:p>
          </table:table-cell>
          <table:table-cell table:style-name="ce220" office:value-type="string">
            <text:p>Calendar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197" office:value-type="string">
            <text:p>Step 10: Check Contact portlet</text:p>
          </table:table-cell>
          <table:table-cell table:style-name="ce197" office:value-type="string">
            <text:p>Click Contact icon at the bottom left of Home page</text:p>
          </table:table-cell>
          <table:table-cell table:style-name="ce220" office:value-type="string">
            <text:p>Contact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41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17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Remove Samples</text:p>
          </table:table-cell>
          <table:table-cell table:style-name="ce219" office:value-type="string">
            <text:p>Remove samples on Tomcat</text:p>
          </table:table-cell>
          <table:table-cell table:style-name="ce220" office:value-type="string">
            <text:p>Step 1: Remove samples</text:p>
          </table:table-cell>
          <table:table-cell table:style-name="ce223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1" office:value-type="string">
            <text:p>Tomcat is started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17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20" office:value-type="string">
            <text:p>System Administration/Remove Samples</text:p>
          </table:table-cell>
          <table:table-cell table:style-name="ce220" office:value-type="string">
            <text:p>Remove samples on Tomcat</text:p>
          </table:table-cell>
          <table:table-cell table:style-name="ce91" office:value-type="string">
            <text:p>Step 2: Check after remove samples</text:p>
          </table:table-cell>
          <table:table-cell table:style-name="ce222" office:value-type="string">
            <text:p>Login</text:p>
          </table:table-cell>
          <table:table-cell table:style-name="ce222" office:value-type="string">
            <text:p>There's only default portal</text:p>
          </table:table-cell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88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17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0" office:value-type="string">
            <text:p>System Administration/Remove Samples</text:p>
          </table:table-cell>
          <table:table-cell table:style-name="ce219" office:value-type="string">
            <text:p>Remove samples on jboss</text:p>
          </table:table-cell>
          <table:table-cell table:style-name="ce220" office:value-type="string">
            <text:p>Step 1: Remove samples</text:p>
          </table:table-cell>
          <table:table-cell table:style-name="ce223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1" office:value-type="string">
            <text:p>Jboss is started with no error</text:p>
          </table:table-cell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17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0" office:value-type="string">
            <text:p>System Administration/Remove Samples</text:p>
          </table:table-cell>
          <table:table-cell table:style-name="ce220" office:value-type="string">
            <text:p>Remove samples on jboss</text:p>
          </table:table-cell>
          <table:table-cell table:style-name="ce91" office:value-type="string">
            <text:p>Step 2: Check after remove samples</text:p>
          </table:table-cell>
          <table:table-cell table:style-name="ce222" office:value-type="string">
            <text:p>Login</text:p>
          </table:table-cell>
          <table:table-cell table:style-name="ce222" office:value-type="string">
            <text:p>There's only default portal</text:p>
          </table:table-cell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89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90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00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91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00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91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00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91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0"/>
          <table:table-cell table:style-name="ce91"/>
          <table:table-cell table:style-name="ce224"/>
          <table:table-cell table:style-name="ce179"/>
          <table:table-cell table:number-columns-repeated="2"/>
          <table:table-cell table:style-name="ce228"/>
          <table:table-cell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 table:number-columns-repeated="4"/>
          <table:table-cell table:style-name="ce91"/>
          <table:table-cell table:style-name="ce224"/>
          <table:table-cell table:style-name="ce179"/>
          <table:table-cell table:number-columns-repeated="2"/>
          <table:table-cell table:style-name="ce228"/>
          <table:table-cell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220" table:number-columns-repeated="2"/>
          <table:table-cell table:style-name="ce91"/>
          <table:table-cell table:style-name="ce224"/>
          <table:table-cell table:style-name="ce179"/>
          <table:table-cell table:number-columns-repeated="2"/>
          <table:table-cell table:style-name="ce228"/>
          <table:table-cell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 table:number-columns-repeated="4"/>
          <table:table-cell table:style-name="ce91"/>
          <table:table-cell table:style-name="ce224"/>
          <table:table-cell table:style-name="ce179"/>
          <table:table-cell table:number-columns-repeated="2"/>
          <table:table-cell table:style-name="ce228"/>
          <table:table-cell table:number-columns-repeated="213"/>
        </table:table-row>
        <table:table-row table:style-name="ro14" table:number-rows-repeated="7">
          <table:table-cell/>
          <table:table-cell table:style-name="ce187"/>
          <table:table-cell table:number-columns-repeated="6"/>
          <table:table-cell table:style-name="ce179" table:number-columns-repeated="2"/>
          <table:table-cell table:number-columns-repeated="2"/>
          <table:table-cell table:style-name="ce228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79" table:number-columns-repeated="2"/>
          <table:table-cell table:number-columns-repeated="2"/>
          <table:table-cell table:style-name="ce228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51" table:default-cell-style-name="Default"/>
        <table:table-row table:style-name="ro59">
          <table:table-cell table:style-name="ce229" office:value-type="string" table:number-columns-spanned="5" table:number-rows-spanned="2">
            <text:p>PLF User Stories List</text:p>
            <text:p><text:span text:style-name="T19">Product version: PLF 3.0 </text:span><text:span text:style-name="T19">beta2</text:span></text:p>
          </table:table-cell>
          <table:covered-table-cell table:style-name="ce238"/>
          <table:covered-table-cell table:style-name="ce238"/>
          <table:covered-table-cell table:style-name="ce238"/>
          <table:covered-table-cell table:style-name="ce238"/>
          <table:table-cell table:style-name="ce88" office:value-type="string" table:number-columns-spanned="1" table:number-rows-spanned="3">
            <text:p>Total cases</text:p>
          </table:table-cell>
          <table:table-cell table:style-name="ce237" table:number-columns-repeated="250"/>
        </table:table-row>
        <table:table-row table:style-name="ro66">
          <table:covered-table-cell table:style-name="ce230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47"/>
          <table:table-cell table:style-name="ce237" table:number-columns-repeated="250"/>
        </table:table-row>
        <table:table-row table:style-name="ro91">
          <table:table-cell table:style-name="ce82" office:value-type="string">
            <text:p>Id</text:p>
          </table:table-cell>
          <table:table-cell table:style-name="ce88" office:value-type="string">
            <text:p>Portlet</text:p>
          </table:table-cell>
          <table:table-cell table:style-name="ce88" office:value-type="string">
            <text:p>Functional Group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Functionality summary</text:p>
          </table:table-cell>
          <table:covered-table-cell table:style-name="ce247"/>
          <table:table-cell table:style-name="ce237" table:number-columns-repeated="250"/>
        </table:table-row>
        <table:table-row table:style-name="ro20">
          <table:table-cell table:style-name="ce231" office:value-type="string">
            <text:p>INT_IDE_01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39" office:value-type="string">
            <text:p>Develop WCM Templates</text:p>
          </table:table-cell>
          <table:table-cell table:style-name="ce239"/>
          <table:table-cell table:style-name="ce248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IDE_02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39" office:value-type="string">
            <text:p>Develop Gadgets</text:p>
          </table:table-cell>
          <table:table-cell table:style-name="ce246"/>
          <table:table-cell table:style-name="ce248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IDE_03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44" office:value-type="string">
            <text:p>Develop REST Services</text:p>
          </table:table-cell>
          <table:table-cell table:style-name="ce246"/>
          <table:table-cell table:style-name="ce248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IDE_04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39" office:value-type="string">
            <text:p>Shared groovy scripts library</text:p>
          </table:table-cell>
          <table:table-cell table:style-name="ce246"/>
          <table:table-cell table:style-name="ce248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INT_CNT_01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Install CMIS Expert gadget</text:p>
          </table:table-cell>
          <table:table-cell table:style-name="ce246"/>
          <table:table-cell table:style-name="ce248" table:formula="of:=SUMPRODUCT(([Integration_Features.B$5:Integration_Features.B$1100]=[.$A8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CNT_02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Browse Drives</text:p>
          </table:table-cell>
          <table:table-cell table:style-name="ce246"/>
          <table:table-cell table:style-name="ce248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CNT_03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Follow Symlinks</text:p>
          </table:table-cell>
          <table:table-cell table:style-name="ce246"/>
          <table:table-cell table:style-name="ce248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CNT_04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Browse Categories</text:p>
          </table:table-cell>
          <table:table-cell table:style-name="ce246"/>
          <table:table-cell table:style-name="ce248" table:formula="of:=SUMPRODUCT(([Integration_Features.B$5:Integration_Features.B$1100]=[.$A11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NT_05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Modify WCM template via CMIS</text:p>
          </table:table-cell>
          <table:table-cell table:style-name="ce246"/>
          <table:table-cell table:style-name="ce248" table:formula="of:=SUMPRODUCT(([Integration_Features.B$5:Integration_Features.B$1100]=[.$A12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SOC_01</text:p>
          </table:table-cell>
          <table:table-cell table:style-name="ce239" office:value-type="string">
            <text:p>Integration_Features/SOC</text:p>
          </table:table-cell>
          <table:table-cell table:style-name="ce242" office:value-type="string">
            <text:p>SOC</text:p>
          </table:table-cell>
          <table:table-cell table:style-name="ce244" office:value-type="string">
            <text:p>Share a Document in Stream</text:p>
          </table:table-cell>
          <table:table-cell table:style-name="ce246"/>
          <table:table-cell table:style-name="ce248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OL_MAL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CS</text:p>
          </table:table-cell>
          <table:table-cell table:style-name="ce239" office:value-type="string">
            <text:p>Mail Attachments in DMS</text:p>
          </table:table-cell>
          <table:table-cell table:style-name="ce246"/>
          <table:table-cell table:style-name="ce248" table:formula="of:=SUMPRODUCT(([Integration_Features.B$5:Integration_Features.B$1100]=[.$A14])*([Integration_Features.A$5:Integration_Features.A$110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OL_CAL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Calendar</text:p>
          </table:table-cell>
          <table:table-cell table:style-name="ce244" office:value-type="string">
            <text:p>Space Calendar</text:p>
          </table:table-cell>
          <table:table-cell table:style-name="ce246"/>
          <table:table-cell table:style-name="ce248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OL_CAL_02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Calendar</text:p>
          </table:table-cell>
          <table:table-cell table:style-name="ce244" office:value-type="string">
            <text:p>Publish Calendar Activities in Stream</text:p>
          </table:table-cell>
          <table:table-cell table:style-name="ce246"/>
          <table:table-cell table:style-name="ce248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KS_FOR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Forum</text:p>
          </table:table-cell>
          <table:table-cell table:style-name="ce244" office:value-type="string">
            <text:p>Space Forum</text:p>
          </table:table-cell>
          <table:table-cell table:style-name="ce246"/>
          <table:table-cell table:style-name="ce248" table:formula="of:=SUMPRODUCT(([Integration_Features.B$5:Integration_Features.B$1100]=[.$A17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KS_FOR_02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Forum</text:p>
          </table:table-cell>
          <table:table-cell table:style-name="ce239" office:value-type="string">
            <text:p>Publish Forum Activities in Stream</text:p>
          </table:table-cell>
          <table:table-cell table:style-name="ce246"/>
          <table:table-cell table:style-name="ce248" table:formula="of:=SUMPRODUCT(([Integration_Features.B$5:Integration_Features.B$1100]=[.$A18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KS_ANS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Answer</text:p>
          </table:table-cell>
          <table:table-cell table:style-name="ce239" office:value-type="string">
            <text:p>Space Answers</text:p>
          </table:table-cell>
          <table:table-cell table:style-name="ce246"/>
          <table:table-cell table:style-name="ce248" table:formula="of:=SUMPRODUCT(([Integration_Features.B$5:Integration_Features.B$1100]=[.$A19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KS_ANS_02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Answer</text:p>
          </table:table-cell>
          <table:table-cell table:style-name="ce239" office:value-type="string">
            <text:p>Publish Answers Activities in Stream</text:p>
          </table:table-cell>
          <table:table-cell table:style-name="ce246"/>
          <table:table-cell table:style-name="ce248" table:formula="of:=SUMPRODUCT(([Integration_Features.B$5:Integration_Features.B$1100]=[.$A20])*([Integration_Features.A$5:Integration_Features.A$110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BUI_WEL_01</text:p>
          </table:table-cell>
          <table:table-cell table:style-name="ce239" office:value-type="string">
            <text:p>Builtin_UI</text:p>
          </table:table-cell>
          <table:table-cell table:style-name="ce242"/>
          <table:table-cell table:style-name="ce239" office:value-type="string">
            <text:p>Product Welcome Page</text:p>
          </table:table-cell>
          <table:table-cell table:style-name="ce246"/>
          <table:table-cell table:style-name="ce248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37" table:number-columns-repeated="250"/>
        </table:table-row>
        <table:table-row table:style-name="ro35">
          <table:table-cell table:style-name="ce232" office:value-type="string">
            <text:p>BUI_AIW_01</text:p>
          </table:table-cell>
          <table:table-cell table:style-name="ce239" office:value-type="string">
            <text:p>Builtin_UI</text:p>
          </table:table-cell>
          <table:table-cell table:style-name="ce242"/>
          <table:table-cell table:style-name="ce239" office:value-type="string">
            <text:p>Acme Industry Social Intranet\Intranet welcome</text:p>
          </table:table-cell>
          <table:table-cell table:style-name="ce246"/>
          <table:table-cell table:style-name="ce248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35">
          <table:table-cell table:style-name="ce231" office:value-type="string">
            <text:p>BUI_AIW_02</text:p>
          </table:table-cell>
          <table:table-cell table:style-name="ce239" office:value-type="string">
            <text:p>Builtin_UI</text:p>
          </table:table-cell>
          <table:table-cell table:style-name="ce242"/>
          <table:table-cell table:style-name="ce244" office:value-type="string">
            <text:p>Acme Industry Social Intranet\Access to activity</text:p>
          </table:table-cell>
          <table:table-cell table:style-name="ce246"/>
          <table:table-cell table:style-name="ce248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35">
          <table:table-cell table:style-name="ce232" office:value-type="string">
            <text:p>BUI_AIW_03</text:p>
          </table:table-cell>
          <table:table-cell table:style-name="ce239"/>
          <table:table-cell table:style-name="ce242"/>
          <table:table-cell table:style-name="ce239" office:value-type="string">
            <text:p>Acme Industry Social Intranet\Access to activity</text:p>
          </table:table-cell>
          <table:table-cell table:style-name="ce246"/>
          <table:table-cell table:style-name="ce248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1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 minimal profile</text:p>
          </table:table-cell>
          <table:table-cell table:style-name="ce246"/>
          <table:table-cell table:style-name="ce248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3" office:value-type="string">
            <text:p>SYS_SPR_02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 workflow</text:p>
          </table:table-cell>
          <table:table-cell table:style-name="ce246"/>
          <table:table-cell table:style-name="ce248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3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/Deactivate social</text:p>
          </table:table-cell>
          <table:table-cell table:style-name="ce246"/>
          <table:table-cell table:style-name="ce248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4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/Deactivate collaboration</text:p>
          </table:table-cell>
          <table:table-cell table:style-name="ce246"/>
          <table:table-cell table:style-name="ce248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5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/Deactivate knowledge</text:p>
          </table:table-cell>
          <table:table-cell table:style-name="ce246"/>
          <table:table-cell table:style-name="ce248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14">
          <table:table-cell table:style-name="ce234" office:value-type="string">
            <text:p>SYS_SPR_06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Remove Samples</text:p>
          </table:table-cell>
          <table:table-cell table:style-name="ce246"/>
          <table:table-cell table:style-name="ce248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14">
          <table:table-cell table:style-name="ce235" office:value-type="string" table:number-columns-spanned="5" table:number-rows-spanned="1">
            <text:p>Total</text:p>
          </table:table-cell>
          <table:covered-table-cell table:style-name="ce240"/>
          <table:covered-table-cell table:style-name="ce243"/>
          <table:covered-table-cell table:style-name="ce243"/>
          <table:covered-table-cell table:style-name="ce240"/>
          <table:table-cell table:style-name="ce249" table:formula="of:=SUM([.F4:.F24])" office:value-type="float" office:value="28">
            <text:p>28</text:p>
          </table:table-cell>
          <table:table-cell table:style-name="ce237" table:number-columns-repeated="250"/>
        </table:table-row>
        <table:table-row table:style-name="ro14">
          <table:table-cell table:style-name="ce236"/>
          <table:table-cell table:style-name="ce241"/>
          <table:table-cell table:style-name="ce237" table:number-columns-repeated="2"/>
          <table:table-cell table:style-name="ce241" table:number-columns-repeated="226"/>
          <table:table-cell table:style-name="ce237" table:number-columns-repeated="26"/>
        </table:table-row>
        <table:table-row table:style-name="ro14" table:number-rows-repeated="12">
          <table:table-cell table:style-name="ce236"/>
          <table:table-cell table:style-name="ce237" table:number-columns-repeated="255"/>
        </table:table-row>
        <table:table-row table:style-name="ro92">
          <table:table-cell table:style-name="ce236"/>
          <table:table-cell table:style-name="ce237" table:number-columns-repeated="255"/>
        </table:table-row>
        <table:table-row table:style-name="ro14" table:number-rows-repeated="11">
          <table:table-cell table:style-name="ce236"/>
          <table:table-cell table:style-name="ce237" table:number-columns-repeated="255"/>
        </table:table-row>
        <table:table-row table:style-name="ro14" table:number-rows-repeated="11">
          <table:table-cell table:style-name="ce236"/>
          <table:table-cell table:style-name="ce241" table:number-columns-repeated="229"/>
          <table:table-cell table:style-name="ce237" table:number-columns-repeated="26"/>
        </table:table-row>
        <table:table-row table:style-name="ro14" table:number-rows-repeated="65480">
          <table:table-cell table:style-name="ce237" table:number-columns-repeated="256"/>
        </table:table-row>
        <table:table-row table:style-name="ro14" table:number-rows-repeated="983028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4">12/14/2010</text:date>, <text:time>15:5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14T15:50:38</dc:date>
    <meta:editing-cycles>514</meta:editing-cycles>
    <meta:editing-duration>PT293H35M56S</meta:editing-duration>
    <dc:creator>exoplatform </dc:creator>
    <meta:document-statistic meta:table-count="7" meta:cell-count="2461" meta:object-count="1"/>
    <meta:user-defined meta:name="Info 1"/>
    <meta:user-defined meta:name="Info 2"/>
    <meta:user-defined meta:name="Info 3"/>
    <meta:user-defined meta:name="Info 4"/>
  </office:meta>
</office:document-meta>
</file>